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3.491cm"/>
    </style:style>
    <style:style style:name="co2" style:family="table-column">
      <style:table-column-properties fo:break-before="auto" style:column-width="1.383cm"/>
    </style:style>
    <style:style style:name="co3" style:family="table-column">
      <style:table-column-properties fo:break-before="auto" style:column-width="3.074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1.337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16127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637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637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637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245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245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245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637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637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637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637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637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637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637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637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637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637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6372"/>
        </table:table-row>
        <table:table-row table:style-name="ro9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8986" calcext:value-type="float">
            <text:p><text:s text:c="3"/>138,986</text:p>
          </table:table-cell>
          <table:table-cell table:style-name="ce63" office:value-type="float" office:value="133393" calcext:value-type="float">
            <text:p><text:s text:c="3"/>133,393</text:p>
          </table:table-cell>
          <table:table-cell table:style-name="ce63" office:value-type="float" office:value="5593" calcext:value-type="float">
            <text:p><text:s text:c="3"/>5,593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2525" calcext:value-type="float">
            <text:p><text:s text:c="3"/>132,525</text:p>
          </table:table-cell>
          <table:table-cell table:style-name="ce63" office:value-type="float" office:value="1916" calcext:value-type="float">
            <text:p><text:s text:c="3"/>1,916</text:p>
          </table:table-cell>
          <table:table-cell table:style-name="ce63" office:value-type="float" office:value="4545" calcext:value-type="float">
            <text:p><text:s text:c="3"/>4,545</text:p>
          </table:table-cell>
          <table:table-cell table:style-name="ce63" office:value-type="float" office:value="136903" calcext:value-type="float">
            <text:p><text:s text:c="3"/>136,903</text:p>
          </table:table-cell>
          <table:table-cell table:style-name="ce63" office:value-type="float" office:value="518" calcext:value-type="float">
            <text:p><text:s text:c="3"/>518</text:p>
          </table:table-cell>
          <table:table-cell table:style-name="ce106" office:value-type="float" office:value="1565" calcext:value-type="float">
            <text:p><text:s text:c="3"/>1,565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2097" calcext:value-type="float">
            <text:p><text:s text:c="3"/>72,097</text:p>
          </table:table-cell>
          <table:table-cell table:style-name="ce64" office:value-type="float" office:value="69197" calcext:value-type="float">
            <text:p><text:s text:c="3"/>69,197</text:p>
          </table:table-cell>
          <table:table-cell table:style-name="ce64" office:value-type="float" office:value="2900" calcext:value-type="float">
            <text:p><text:s text:c="3"/>2,90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8711" calcext:value-type="float">
            <text:p><text:s text:c="3"/>68,711</text:p>
          </table:table-cell>
          <table:table-cell table:style-name="ce64" office:value-type="float" office:value="1036" calcext:value-type="float">
            <text:p><text:s text:c="3"/>1,036</text:p>
          </table:table-cell>
          <table:table-cell table:style-name="ce64" office:value-type="float" office:value="2350" calcext:value-type="float">
            <text:p><text:s text:c="3"/>2,350</text:p>
          </table:table-cell>
          <table:table-cell table:style-name="ce64" office:value-type="float" office:value="71036" calcext:value-type="float">
            <text:p><text:s text:c="3"/>71,036</text:p>
          </table:table-cell>
          <table:table-cell table:style-name="ce64" office:value-type="float" office:value="283" calcext:value-type="float">
            <text:p><text:s text:c="3"/>283</text:p>
          </table:table-cell>
          <table:table-cell table:style-name="ce107" office:value-type="float" office:value="778" calcext:value-type="float">
            <text:p><text:s text:c="3"/>77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6889" calcext:value-type="float">
            <text:p><text:s text:c="3"/>66,889</text:p>
          </table:table-cell>
          <table:table-cell table:style-name="ce64" office:value-type="float" office:value="64196" calcext:value-type="float">
            <text:p><text:s text:c="3"/>64,196</text:p>
          </table:table-cell>
          <table:table-cell table:style-name="ce64" office:value-type="float" office:value="2693" calcext:value-type="float">
            <text:p><text:s text:c="3"/>2,69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814" calcext:value-type="float">
            <text:p><text:s text:c="3"/>63,814</text:p>
          </table:table-cell>
          <table:table-cell table:style-name="ce64" office:value-type="float" office:value="880" calcext:value-type="float">
            <text:p><text:s text:c="3"/>880</text:p>
          </table:table-cell>
          <table:table-cell table:style-name="ce64" office:value-type="float" office:value="2195" calcext:value-type="float">
            <text:p><text:s text:c="3"/>2,195</text:p>
          </table:table-cell>
          <table:table-cell table:style-name="ce64" office:value-type="float" office:value="65867" calcext:value-type="float">
            <text:p><text:s text:c="3"/>65,867</text:p>
          </table:table-cell>
          <table:table-cell table:style-name="ce64" office:value-type="float" office:value="235" calcext:value-type="float">
            <text:p><text:s text:c="3"/>235</text:p>
          </table:table-cell>
          <table:table-cell table:style-name="ce107" office:value-type="float" office:value="787" calcext:value-type="float">
            <text:p><text:s text:c="3"/>787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5571" calcext:value-type="float">
            <text:p><text:s text:c="3"/>135,571</text:p>
          </table:table-cell>
          <table:table-cell table:style-name="ce63" office:value-type="float" office:value="130208" calcext:value-type="float">
            <text:p><text:s text:c="3"/>130,208</text:p>
          </table:table-cell>
          <table:table-cell table:style-name="ce63" office:value-type="float" office:value="5362" calcext:value-type="float">
            <text:p><text:s text:c="3"/>5,362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129487" calcext:value-type="float">
            <text:p><text:s text:c="3"/>129,487</text:p>
          </table:table-cell>
          <table:table-cell table:style-name="ce63" office:value-type="float" office:value="1805" calcext:value-type="float">
            <text:p><text:s text:c="3"/>1,805</text:p>
          </table:table-cell>
          <table:table-cell table:style-name="ce63" office:value-type="float" office:value="4279" calcext:value-type="float">
            <text:p><text:s text:c="3"/>4,279</text:p>
          </table:table-cell>
          <table:table-cell table:style-name="ce63" office:value-type="float" office:value="133335" calcext:value-type="float">
            <text:p><text:s text:c="3"/>133,335</text:p>
          </table:table-cell>
          <table:table-cell table:style-name="ce63" office:value-type="float" office:value="607" calcext:value-type="float">
            <text:p><text:s text:c="3"/>607</text:p>
          </table:table-cell>
          <table:table-cell table:style-name="ce106" office:value-type="float" office:value="1629" calcext:value-type="float">
            <text:p><text:s text:c="3"/>1,629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0227" calcext:value-type="float">
            <text:p><text:s text:c="3"/>70,227</text:p>
          </table:table-cell>
          <table:table-cell table:style-name="ce64" office:value-type="float" office:value="67428" calcext:value-type="float">
            <text:p><text:s text:c="3"/>67,428</text:p>
          </table:table-cell>
          <table:table-cell table:style-name="ce64" office:value-type="float" office:value="2798" calcext:value-type="float">
            <text:p><text:s text:c="3"/>2,798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67060" calcext:value-type="float">
            <text:p><text:s text:c="3"/>67,060</text:p>
          </table:table-cell>
          <table:table-cell table:style-name="ce64" office:value-type="float" office:value="945" calcext:value-type="float">
            <text:p><text:s text:c="3"/>945</text:p>
          </table:table-cell>
          <table:table-cell table:style-name="ce64" office:value-type="float" office:value="2222" calcext:value-type="float">
            <text:p><text:s text:c="3"/>2,222</text:p>
          </table:table-cell>
          <table:table-cell table:style-name="ce64" office:value-type="float" office:value="69082" calcext:value-type="float">
            <text:p><text:s text:c="3"/>69,082</text:p>
          </table:table-cell>
          <table:table-cell table:style-name="ce64" office:value-type="float" office:value="317" calcext:value-type="float">
            <text:p><text:s text:c="3"/>317</text:p>
          </table:table-cell>
          <table:table-cell table:style-name="ce107" office:value-type="float" office:value="828" calcext:value-type="float">
            <text:p><text:s text:c="3"/>82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5344" calcext:value-type="float">
            <text:p><text:s text:c="3"/>65,344</text:p>
          </table:table-cell>
          <table:table-cell table:style-name="ce64" office:value-type="float" office:value="62780" calcext:value-type="float">
            <text:p><text:s text:c="3"/>62,780</text:p>
          </table:table-cell>
          <table:table-cell table:style-name="ce64" office:value-type="float" office:value="2564" calcext:value-type="float">
            <text:p><text:s text:c="3"/>2,5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2427" calcext:value-type="float">
            <text:p><text:s text:c="3"/>62,427</text:p>
          </table:table-cell>
          <table:table-cell table:style-name="ce64" office:value-type="float" office:value="860" calcext:value-type="float">
            <text:p><text:s text:c="3"/>860</text:p>
          </table:table-cell>
          <table:table-cell table:style-name="ce64" office:value-type="float" office:value="2057" calcext:value-type="float">
            <text:p><text:s text:c="3"/>2,057</text:p>
          </table:table-cell>
          <table:table-cell table:style-name="ce64" office:value-type="float" office:value="64253" calcext:value-type="float">
            <text:p><text:s text:c="3"/>64,253</text:p>
          </table:table-cell>
          <table:table-cell table:style-name="ce64" office:value-type="float" office:value="290" calcext:value-type="float">
            <text:p><text:s text:c="3"/>290</text:p>
          </table:table-cell>
          <table:table-cell table:style-name="ce107" office:value-type="float" office:value="801" calcext:value-type="float">
            <text:p><text:s text:c="3"/>801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3年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4856" calcext:value-type="float">
            <text:p><text:s text:c="3"/>134,856</text:p>
          </table:table-cell>
          <table:table-cell table:style-name="ce63" office:value-type="float" office:value="129552" calcext:value-type="float">
            <text:p><text:s text:c="3"/>129,552</text:p>
          </table:table-cell>
          <table:table-cell table:style-name="ce63" office:value-type="float" office:value="5304" calcext:value-type="float">
            <text:p><text:s text:c="3"/>5,3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8032" calcext:value-type="float">
            <text:p><text:s text:c="3"/>128,032</text:p>
          </table:table-cell>
          <table:table-cell table:style-name="ce63" office:value-type="float" office:value="1935" calcext:value-type="float">
            <text:p><text:s text:c="3"/>1,935</text:p>
          </table:table-cell>
          <table:table-cell table:style-name="ce63" office:value-type="float" office:value="4889" calcext:value-type="float">
            <text:p><text:s text:c="3"/>4,889</text:p>
          </table:table-cell>
          <table:table-cell table:style-name="ce63" office:value-type="float" office:value="132309" calcext:value-type="float">
            <text:p><text:s text:c="3"/>132,309</text:p>
          </table:table-cell>
          <table:table-cell table:style-name="ce63" office:value-type="float" office:value="783" calcext:value-type="float">
            <text:p><text:s text:c="3"/>783</text:p>
          </table:table-cell>
          <table:table-cell table:style-name="ce106" office:value-type="float" office:value="1764" calcext:value-type="float">
            <text:p><text:s text:c="3"/>1,764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9947" calcext:value-type="float">
            <text:p><text:s text:c="3"/>69,947</text:p>
          </table:table-cell>
          <table:table-cell table:style-name="ce64" office:value-type="float" office:value="67227" calcext:value-type="float">
            <text:p><text:s text:c="3"/>67,227</text:p>
          </table:table-cell>
          <table:table-cell table:style-name="ce64" office:value-type="float" office:value="2720" calcext:value-type="float">
            <text:p><text:s text:c="3"/>2,7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6410" calcext:value-type="float">
            <text:p><text:s text:c="3"/>66,410</text:p>
          </table:table-cell>
          <table:table-cell table:style-name="ce64" office:value-type="float" office:value="987" calcext:value-type="float">
            <text:p><text:s text:c="3"/>987</text:p>
          </table:table-cell>
          <table:table-cell table:style-name="ce64" office:value-type="float" office:value="2550" calcext:value-type="float">
            <text:p><text:s text:c="3"/>2,550</text:p>
          </table:table-cell>
          <table:table-cell table:style-name="ce64" office:value-type="float" office:value="68611" calcext:value-type="float">
            <text:p><text:s text:c="3"/>68,611</text:p>
          </table:table-cell>
          <table:table-cell table:style-name="ce64" office:value-type="float" office:value="405" calcext:value-type="float">
            <text:p><text:s text:c="3"/>405</text:p>
          </table:table-cell>
          <table:table-cell table:style-name="ce107" office:value-type="float" office:value="931" calcext:value-type="float">
            <text:p><text:s text:c="3"/>931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909" calcext:value-type="float">
            <text:p><text:s text:c="3"/>64,909</text:p>
          </table:table-cell>
          <table:table-cell table:style-name="ce64" office:value-type="float" office:value="62325" calcext:value-type="float">
            <text:p><text:s text:c="3"/>62,325</text:p>
          </table:table-cell>
          <table:table-cell table:style-name="ce64" office:value-type="float" office:value="2584" calcext:value-type="float">
            <text:p><text:s text:c="3"/>2,5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622" calcext:value-type="float">
            <text:p><text:s text:c="3"/>61,622</text:p>
          </table:table-cell>
          <table:table-cell table:style-name="ce64" office:value-type="float" office:value="948" calcext:value-type="float">
            <text:p><text:s text:c="3"/>948</text:p>
          </table:table-cell>
          <table:table-cell table:style-name="ce64" office:value-type="float" office:value="2339" calcext:value-type="float">
            <text:p><text:s text:c="3"/>2,339</text:p>
          </table:table-cell>
          <table:table-cell table:style-name="ce64" office:value-type="float" office:value="63698" calcext:value-type="float">
            <text:p><text:s text:c="3"/>63,698</text:p>
          </table:table-cell>
          <table:table-cell table:style-name="ce64" office:value-type="float" office:value="378" calcext:value-type="float">
            <text:p><text:s text:c="3"/>378</text:p>
          </table:table-cell>
          <table:table-cell table:style-name="ce107" office:value-type="float" office:value="833" calcext:value-type="float">
            <text:p><text:s text:c="3"/>833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070" calcext:value-type="float">
            <text:p><text:s text:c="3"/>12,070</text:p>
          </table:table-cell>
          <table:table-cell table:style-name="ce65" office:value-type="float" office:value="11596" calcext:value-type="float">
            <text:p><text:s text:c="3"/>11,596</text:p>
          </table:table-cell>
          <table:table-cell table:style-name="ce65" office:value-type="float" office:value="474" calcext:value-type="float">
            <text:p><text:s text:c="3"/>474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484" calcext:value-type="float">
            <text:p><text:s text:c="3"/>11,484</text:p>
          </table:table-cell>
          <table:table-cell table:style-name="ce65" office:value-type="float" office:value="156" calcext:value-type="float">
            <text:p><text:s text:c="3"/>156</text:p>
          </table:table-cell>
          <table:table-cell table:style-name="ce65" office:value-type="float" office:value="430" calcext:value-type="float">
            <text:p><text:s text:c="3"/>430</text:p>
          </table:table-cell>
          <table:table-cell table:style-name="ce65" office:value-type="float" office:value="11838" calcext:value-type="float">
            <text:p><text:s text:c="3"/>11,838</text:p>
          </table:table-cell>
          <table:table-cell table:style-name="ce65" office:value-type="float" office:value="73" calcext:value-type="float">
            <text:p><text:s text:c="3"/>73</text:p>
          </table:table-cell>
          <table:table-cell table:style-name="ce108" office:value-type="float" office:value="159" calcext:value-type="float">
            <text:p><text:s text:c="3"/>159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204" calcext:value-type="float">
            <text:p><text:s text:c="3"/>6,204</text:p>
          </table:table-cell>
          <table:table-cell table:style-name="ce66" office:value-type="float" office:value="5963" calcext:value-type="float">
            <text:p><text:s text:c="3"/>5,963</text:p>
          </table:table-cell>
          <table:table-cell table:style-name="ce66" office:value-type="float" office:value="241" calcext:value-type="float">
            <text:p><text:s text:c="3"/>24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904" calcext:value-type="float">
            <text:p><text:s text:c="3"/>5,904</text:p>
          </table:table-cell>
          <table:table-cell table:style-name="ce66" office:value-type="float" office:value="71" calcext:value-type="float">
            <text:p><text:s text:c="3"/>71</text:p>
          </table:table-cell>
          <table:table-cell table:style-name="ce66" office:value-type="float" office:value="229" calcext:value-type="float">
            <text:p><text:s text:c="3"/>229</text:p>
          </table:table-cell>
          <table:table-cell table:style-name="ce66" office:value-type="float" office:value="6076" calcext:value-type="float">
            <text:p><text:s text:c="3"/>6,07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109" office:value-type="float" office:value="90" calcext:value-type="float">
            <text:p><text:s text:c="3"/>9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866" calcext:value-type="float">
            <text:p><text:s text:c="3"/>5,866</text:p>
          </table:table-cell>
          <table:table-cell table:style-name="ce66" office:value-type="float" office:value="5633" calcext:value-type="float">
            <text:p><text:s text:c="3"/>5,633</text:p>
          </table:table-cell>
          <table:table-cell table:style-name="ce66" office:value-type="float" office:value="233" calcext:value-type="float">
            <text:p><text:s text:c="3"/>23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580" calcext:value-type="float">
            <text:p><text:s text:c="3"/>5,580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5762" calcext:value-type="float">
            <text:p><text:s text:c="3"/>5,762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557" calcext:value-type="float">
            <text:p><text:s text:c="3"/>12,557</text:p>
          </table:table-cell>
          <table:table-cell table:style-name="ce65" office:value-type="float" office:value="12077" calcext:value-type="float">
            <text:p><text:s text:c="3"/>12,077</text:p>
          </table:table-cell>
          <table:table-cell table:style-name="ce65" office:value-type="float" office:value="480" calcext:value-type="float">
            <text:p><text:s text:c="3"/>48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55" calcext:value-type="float">
            <text:p><text:s text:c="3"/>11,855</text:p>
          </table:table-cell>
          <table:table-cell table:style-name="ce65" office:value-type="float" office:value="182" calcext:value-type="float">
            <text:p><text:s text:c="3"/>182</text:p>
          </table:table-cell>
          <table:table-cell table:style-name="ce65" office:value-type="float" office:value="520" calcext:value-type="float">
            <text:p><text:s text:c="3"/>520</text:p>
          </table:table-cell>
          <table:table-cell table:style-name="ce65" office:value-type="float" office:value="12291" calcext:value-type="float">
            <text:p><text:s text:c="3"/>12,291</text:p>
          </table:table-cell>
          <table:table-cell table:style-name="ce65" office:value-type="float" office:value="83" calcext:value-type="float">
            <text:p><text:s text:c="3"/>83</text:p>
          </table:table-cell>
          <table:table-cell table:style-name="ce108" office:value-type="float" office:value="183" calcext:value-type="float">
            <text:p><text:s text:c="3"/>183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52" calcext:value-type="float">
            <text:p><text:s text:c="3"/>6,552</text:p>
          </table:table-cell>
          <table:table-cell table:style-name="ce66" office:value-type="float" office:value="6280" calcext:value-type="float">
            <text:p><text:s text:c="3"/>6,280</text:p>
          </table:table-cell>
          <table:table-cell table:style-name="ce66" office:value-type="float" office:value="272" calcext:value-type="float">
            <text:p><text:s text:c="3"/>27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174" calcext:value-type="float">
            <text:p><text:s text:c="3"/>6,174</text:p>
          </table:table-cell>
          <table:table-cell table:style-name="ce66" office:value-type="float" office:value="98" calcext:value-type="float">
            <text:p><text:s text:c="3"/>98</text:p>
          </table:table-cell>
          <table:table-cell table:style-name="ce66" office:value-type="float" office:value="280" calcext:value-type="float">
            <text:p><text:s text:c="3"/>280</text:p>
          </table:table-cell>
          <table:table-cell table:style-name="ce66" office:value-type="float" office:value="6418" calcext:value-type="float">
            <text:p><text:s text:c="3"/>6,418</text:p>
          </table:table-cell>
          <table:table-cell table:style-name="ce66" office:value-type="float" office:value="40" calcext:value-type="float">
            <text:p><text:s text:c="3"/>40</text:p>
          </table:table-cell>
          <table:table-cell table:style-name="ce109" office:value-type="float" office:value="94" calcext:value-type="float">
            <text:p><text:s text:c="3"/>9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6005" calcext:value-type="float">
            <text:p><text:s text:c="3"/>6,005</text:p>
          </table:table-cell>
          <table:table-cell table:style-name="ce66" office:value-type="float" office:value="5797" calcext:value-type="float">
            <text:p><text:s text:c="3"/>5,797</text:p>
          </table:table-cell>
          <table:table-cell table:style-name="ce66" office:value-type="float" office:value="208" calcext:value-type="float">
            <text:p><text:s text:c="3"/>208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81" calcext:value-type="float">
            <text:p><text:s text:c="3"/>5,681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5873" calcext:value-type="float">
            <text:p><text:s text:c="3"/>5,873</text:p>
          </table:table-cell>
          <table:table-cell table:style-name="ce66" office:value-type="float" office:value="43" calcext:value-type="float">
            <text:p><text:s text:c="3"/>43</text:p>
          </table:table-cell>
          <table:table-cell table:style-name="ce109" office:value-type="float" office:value="89" calcext:value-type="float">
            <text:p><text:s text:c="3"/>8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2496" calcext:value-type="float">
            <text:p><text:s text:c="3"/>12,496</text:p>
          </table:table-cell>
          <table:table-cell table:style-name="ce65" office:value-type="float" office:value="11957" calcext:value-type="float">
            <text:p><text:s text:c="3"/>11,957</text:p>
          </table:table-cell>
          <table:table-cell table:style-name="ce65" office:value-type="float" office:value="539" calcext:value-type="float">
            <text:p><text:s text:c="3"/>53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1839" calcext:value-type="float">
            <text:p><text:s text:c="3"/>11,839</text:p>
          </table:table-cell>
          <table:table-cell table:style-name="ce65" office:value-type="float" office:value="178" calcext:value-type="float">
            <text:p><text:s text:c="3"/>178</text:p>
          </table:table-cell>
          <table:table-cell table:style-name="ce65" office:value-type="float" office:value="479" calcext:value-type="float">
            <text:p><text:s text:c="3"/>479</text:p>
          </table:table-cell>
          <table:table-cell table:style-name="ce65" office:value-type="float" office:value="12244" calcext:value-type="float">
            <text:p><text:s text:c="3"/>12,244</text:p>
          </table:table-cell>
          <table:table-cell table:style-name="ce65" office:value-type="float" office:value="75" calcext:value-type="float">
            <text:p><text:s text:c="3"/>75</text:p>
          </table:table-cell>
          <table:table-cell table:style-name="ce108" office:value-type="float" office:value="177" calcext:value-type="float">
            <text:p><text:s text:c="3"/>17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6536" calcext:value-type="float">
            <text:p><text:s text:c="3"/>6,536</text:p>
          </table:table-cell>
          <table:table-cell table:style-name="ce66" office:value-type="float" office:value="6244" calcext:value-type="float">
            <text:p><text:s text:c="3"/>6,244</text:p>
          </table:table-cell>
          <table:table-cell table:style-name="ce66" office:value-type="float" office:value="292" calcext:value-type="float">
            <text:p><text:s text:c="3"/>29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6211" calcext:value-type="float">
            <text:p><text:s text:c="3"/>6,211</text:p>
          </table:table-cell>
          <table:table-cell table:style-name="ce66" office:value-type="float" office:value="85" calcext:value-type="float">
            <text:p><text:s text:c="3"/>85</text:p>
          </table:table-cell>
          <table:table-cell table:style-name="ce66" office:value-type="float" office:value="240" calcext:value-type="float">
            <text:p><text:s text:c="3"/>240</text:p>
          </table:table-cell>
          <table:table-cell table:style-name="ce66" office:value-type="float" office:value="6419" calcext:value-type="float">
            <text:p><text:s text:c="3"/>6,419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92" calcext:value-type="float">
            <text:p><text:s text:c="3"/>9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960" calcext:value-type="float">
            <text:p><text:s text:c="3"/>5,960</text:p>
          </table:table-cell>
          <table:table-cell table:style-name="ce66" office:value-type="float" office:value="5713" calcext:value-type="float">
            <text:p><text:s text:c="3"/>5,713</text:p>
          </table:table-cell>
          <table:table-cell table:style-name="ce66" office:value-type="float" office:value="247" calcext:value-type="float">
            <text:p><text:s text:c="3"/>247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28" calcext:value-type="float">
            <text:p><text:s text:c="3"/>5,628</text:p>
          </table:table-cell>
          <table:table-cell table:style-name="ce66" office:value-type="float" office:value="93" calcext:value-type="float">
            <text:p><text:s text:c="3"/>93</text:p>
          </table:table-cell>
          <table:table-cell table:style-name="ce66" office:value-type="float" office:value="239" calcext:value-type="float">
            <text:p><text:s text:c="3"/>239</text:p>
          </table:table-cell>
          <table:table-cell table:style-name="ce66" office:value-type="float" office:value="5825" calcext:value-type="float">
            <text:p><text:s text:c="3"/>5,825</text:p>
          </table:table-cell>
          <table:table-cell table:style-name="ce66" office:value-type="float" office:value="50" calcext:value-type="float">
            <text:p><text:s text:c="3"/>50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number-columns-repeated="245"/>
        </table:table-row>
        <table:table-row table:style-name="ro9">
          <table:table-cell table:style-name="ce21" office:value-type="string" calcext:value-type="string" table:number-columns-spanned="1" table:number-rows-spanned="3">
            <text:p>114年</text:p>
            <text:p>截至10月止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0839" calcext:value-type="float">
            <text:p><text:s text:c="3"/>90,839</text:p>
          </table:table-cell>
          <table:table-cell table:style-name="ce63" office:value-type="float" office:value="86815" calcext:value-type="float">
            <text:p><text:s text:c="3"/>86,815</text:p>
          </table:table-cell>
          <table:table-cell table:style-name="ce63" office:value-type="float" office:value="4023" calcext:value-type="float">
            <text:p><text:s text:c="3"/>4,023</text:p>
          </table:table-cell>
          <table:table-cell table:style-name="ce63" office:value-type="float" office:value="1" calcext:value-type="float">
            <text:p><text:s text:c="3"/>1</text:p>
          </table:table-cell>
          <table:table-cell table:style-name="ce63" office:value-type="float" office:value="85668" calcext:value-type="float">
            <text:p><text:s text:c="3"/>85,668</text:p>
          </table:table-cell>
          <table:table-cell table:style-name="ce63" office:value-type="float" office:value="1306" calcext:value-type="float">
            <text:p><text:s text:c="3"/>1,306</text:p>
          </table:table-cell>
          <table:table-cell table:style-name="ce63" office:value-type="float" office:value="3865" calcext:value-type="float">
            <text:p><text:s text:c="3"/>3,865</text:p>
          </table:table-cell>
          <table:table-cell table:style-name="ce63" office:value-type="float" office:value="88958" calcext:value-type="float">
            <text:p><text:s text:c="3"/>88,958</text:p>
          </table:table-cell>
          <table:table-cell table:style-name="ce63" office:value-type="float" office:value="493" calcext:value-type="float">
            <text:p><text:s text:c="3"/>493</text:p>
          </table:table-cell>
          <table:table-cell table:style-name="ce106" office:value-type="float" office:value="1388" calcext:value-type="float">
            <text:p><text:s text:c="3"/>1,38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7040" calcext:value-type="float">
            <text:p><text:s text:c="3"/>47,040</text:p>
          </table:table-cell>
          <table:table-cell table:style-name="ce64" office:value-type="float" office:value="44968" calcext:value-type="float">
            <text:p><text:s text:c="3"/>44,968</text:p>
          </table:table-cell>
          <table:table-cell table:style-name="ce64" office:value-type="float" office:value="2072" calcext:value-type="float">
            <text:p><text:s text:c="3"/>2,07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4327" calcext:value-type="float">
            <text:p><text:s text:c="3"/>44,327</text:p>
          </table:table-cell>
          <table:table-cell table:style-name="ce64" office:value-type="float" office:value="667" calcext:value-type="float">
            <text:p><text:s text:c="3"/>667</text:p>
          </table:table-cell>
          <table:table-cell table:style-name="ce64" office:value-type="float" office:value="2046" calcext:value-type="float">
            <text:p><text:s text:c="3"/>2,046</text:p>
          </table:table-cell>
          <table:table-cell table:style-name="ce64" office:value-type="float" office:value="46028" calcext:value-type="float">
            <text:p><text:s text:c="3"/>46,028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107" office:value-type="float" office:value="758" calcext:value-type="float">
            <text:p><text:s text:c="3"/>758</text:p>
          </table:table-cell>
          <table:table-cell table:number-columns-repeated="245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3799" calcext:value-type="float">
            <text:p><text:s text:c="3"/>43,799</text:p>
          </table:table-cell>
          <table:table-cell table:style-name="ce64" office:value-type="float" office:value="41847" calcext:value-type="float">
            <text:p><text:s text:c="3"/>41,847</text:p>
          </table:table-cell>
          <table:table-cell table:style-name="ce64" office:value-type="float" office:value="1951" calcext:value-type="float">
            <text:p><text:s text:c="3"/>1,951</text:p>
          </table:table-cell>
          <table:table-cell table:style-name="ce64" office:value-type="float" office:value="1" calcext:value-type="float">
            <text:p><text:s text:c="3"/>1</text:p>
          </table:table-cell>
          <table:table-cell table:style-name="ce64" office:value-type="float" office:value="41341" calcext:value-type="float">
            <text:p><text:s text:c="3"/>41,341</text:p>
          </table:table-cell>
          <table:table-cell table:style-name="ce64" office:value-type="float" office:value="639" calcext:value-type="float">
            <text:p><text:s text:c="3"/>639</text:p>
          </table:table-cell>
          <table:table-cell table:style-name="ce64" office:value-type="float" office:value="1819" calcext:value-type="float">
            <text:p><text:s text:c="3"/>1,819</text:p>
          </table:table-cell>
          <table:table-cell table:style-name="ce64" office:value-type="float" office:value="42930" calcext:value-type="float">
            <text:p><text:s text:c="3"/>42,930</text:p>
          </table:table-cell>
          <table:table-cell table:style-name="ce64" office:value-type="float" office:value="239" calcext:value-type="float">
            <text:p><text:s text:c="3"/>239</text:p>
          </table:table-cell>
          <table:table-cell table:style-name="ce107" office:value-type="float" office:value="630" calcext:value-type="float">
            <text:p><text:s text:c="3"/>63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95" calcext:value-type="float">
            <text:p><text:s text:c="3"/>9,495</text:p>
          </table:table-cell>
          <table:table-cell table:style-name="ce65" office:value-type="float" office:value="9120" calcext:value-type="float">
            <text:p><text:s text:c="3"/>9,120</text:p>
          </table:table-cell>
          <table:table-cell table:style-name="ce65" office:value-type="float" office:value="375" calcext:value-type="float">
            <text:p><text:s text:c="3"/>37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036" calcext:value-type="float">
            <text:p><text:s text:c="3"/>9,036</text:p>
          </table:table-cell>
          <table:table-cell table:style-name="ce65" office:value-type="float" office:value="140" calcext:value-type="float">
            <text:p><text:s text:c="3"/>140</text:p>
          </table:table-cell>
          <table:table-cell table:style-name="ce65" office:value-type="float" office:value="319" calcext:value-type="float">
            <text:p><text:s text:c="3"/>319</text:p>
          </table:table-cell>
          <table:table-cell table:style-name="ce65" office:value-type="float" office:value="9307" calcext:value-type="float">
            <text:p><text:s text:c="3"/>9,307</text:p>
          </table:table-cell>
          <table:table-cell table:style-name="ce65" office:value-type="float" office:value="46" calcext:value-type="float">
            <text:p><text:s text:c="3"/>46</text:p>
          </table:table-cell>
          <table:table-cell table:style-name="ce108" office:value-type="float" office:value="142" calcext:value-type="float">
            <text:p><text:s text:c="3"/>14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933" calcext:value-type="float">
            <text:p><text:s text:c="3"/>4,933</text:p>
          </table:table-cell>
          <table:table-cell table:style-name="ce66" office:value-type="float" office:value="4744" calcext:value-type="float">
            <text:p><text:s text:c="3"/>4,744</text:p>
          </table:table-cell>
          <table:table-cell table:style-name="ce66" office:value-type="float" office:value="189" calcext:value-type="float">
            <text:p><text:s text:c="3"/>18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688" calcext:value-type="float">
            <text:p><text:s text:c="3"/>4,688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835" calcext:value-type="float">
            <text:p><text:s text:c="3"/>4,835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62" calcext:value-type="float">
            <text:p><text:s text:c="3"/>4,562</text:p>
          </table:table-cell>
          <table:table-cell table:style-name="ce66" office:value-type="float" office:value="4376" calcext:value-type="float">
            <text:p><text:s text:c="3"/>4,376</text:p>
          </table:table-cell>
          <table:table-cell table:style-name="ce66" office:value-type="float" office:value="186" calcext:value-type="float">
            <text:p><text:s text:c="3"/>18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48" calcext:value-type="float">
            <text:p><text:s text:c="3"/>4,348</text:p>
          </table:table-cell>
          <table:table-cell table:style-name="ce66" office:value-type="float" office:value="75" calcext:value-type="float">
            <text:p><text:s text:c="3"/>75</text:p>
          </table:table-cell>
          <table:table-cell table:style-name="ce66" office:value-type="float" office:value="139" calcext:value-type="float">
            <text:p><text:s text:c="3"/>139</text:p>
          </table:table-cell>
          <table:table-cell table:style-name="ce66" office:value-type="float" office:value="4472" calcext:value-type="float">
            <text:p><text:s text:c="3"/>4,472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109" office:value-type="float" office:value="66" calcext:value-type="float">
            <text:p><text:s text:c="3"/>6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0407" calcext:value-type="float">
            <text:p><text:s text:c="3"/>10,407</text:p>
          </table:table-cell>
          <table:table-cell table:style-name="ce65" office:value-type="float" office:value="9975" calcext:value-type="float">
            <text:p><text:s text:c="3"/>9,975</text:p>
          </table:table-cell>
          <table:table-cell table:style-name="ce65" office:value-type="float" office:value="432" calcext:value-type="float">
            <text:p><text:s text:c="3"/>432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9788" calcext:value-type="float">
            <text:p><text:s text:c="3"/>9,788</text:p>
          </table:table-cell>
          <table:table-cell table:style-name="ce65" office:value-type="float" office:value="175" calcext:value-type="float">
            <text:p><text:s text:c="3"/>175</text:p>
          </table:table-cell>
          <table:table-cell table:style-name="ce65" office:value-type="float" office:value="444" calcext:value-type="float">
            <text:p><text:s text:c="3"/>444</text:p>
          </table:table-cell>
          <table:table-cell table:style-name="ce65" office:value-type="float" office:value="10165" calcext:value-type="float">
            <text:p><text:s text:c="3"/>10,165</text:p>
          </table:table-cell>
          <table:table-cell table:style-name="ce65" office:value-type="float" office:value="56" calcext:value-type="float">
            <text:p><text:s text:c="3"/>56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356" calcext:value-type="float">
            <text:p><text:s text:c="3"/>5,356</text:p>
          </table:table-cell>
          <table:table-cell table:style-name="ce66" office:value-type="float" office:value="5136" calcext:value-type="float">
            <text:p><text:s text:c="3"/>5,136</text:p>
          </table:table-cell>
          <table:table-cell table:style-name="ce66" office:value-type="float" office:value="220" calcext:value-type="float">
            <text:p><text:s text:c="3"/>22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031" calcext:value-type="float">
            <text:p><text:s text:c="3"/>5,031</text:p>
          </table:table-cell>
          <table:table-cell table:style-name="ce66" office:value-type="float" office:value="91" calcext:value-type="float">
            <text:p><text:s text:c="3"/>91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5218" calcext:value-type="float">
            <text:p><text:s text:c="3"/>5,218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110" calcext:value-type="float">
            <text:p><text:s text:c="3"/>11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051" calcext:value-type="float">
            <text:p><text:s text:c="3"/>5,051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212" calcext:value-type="float">
            <text:p><text:s text:c="3"/>21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757" calcext:value-type="float">
            <text:p><text:s text:c="3"/>4,757</text:p>
          </table:table-cell>
          <table:table-cell table:style-name="ce66" office:value-type="float" office:value="84" calcext:value-type="float">
            <text:p><text:s text:c="3"/>84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4947" calcext:value-type="float">
            <text:p><text:s text:c="3"/>4,94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76" calcext:value-type="float">
            <text:p><text:s text:c="3"/>76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388" calcext:value-type="float">
            <text:p><text:s text:c="3"/>9,388</text:p>
          </table:table-cell>
          <table:table-cell table:style-name="ce65" office:value-type="float" office:value="8978" calcext:value-type="float">
            <text:p><text:s text:c="3"/>8,978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857" calcext:value-type="float">
            <text:p><text:s text:c="3"/>8,857</text:p>
          </table:table-cell>
          <table:table-cell table:style-name="ce65" office:value-type="float" office:value="125" calcext:value-type="float">
            <text:p><text:s text:c="3"/>125</text:p>
          </table:table-cell>
          <table:table-cell table:style-name="ce65" office:value-type="float" office:value="406" calcext:value-type="float">
            <text:p><text:s text:c="3"/>406</text:p>
          </table:table-cell>
          <table:table-cell table:style-name="ce65" office:value-type="float" office:value="9207" calcext:value-type="float">
            <text:p><text:s text:c="3"/>9,207</text:p>
          </table:table-cell>
          <table:table-cell table:style-name="ce65" office:value-type="float" office:value="49" calcext:value-type="float">
            <text:p><text:s text:c="3"/>49</text:p>
          </table:table-cell>
          <table:table-cell table:style-name="ce108" office:value-type="float" office:value="132" calcext:value-type="float">
            <text:p><text:s text:c="3"/>13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9" calcext:value-type="float">
            <text:p><text:s text:c="3"/>4,839</text:p>
          </table:table-cell>
          <table:table-cell table:style-name="ce66" office:value-type="float" office:value="4625" calcext:value-type="float">
            <text:p><text:s text:c="3"/>4,625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64" calcext:value-type="float">
            <text:p><text:s text:c="3"/>4,564</text:p>
          </table:table-cell>
          <table:table-cell table:style-name="ce66" office:value-type="float" office:value="68" calcext:value-type="float">
            <text:p><text:s text:c="3"/>68</text:p>
          </table:table-cell>
          <table:table-cell table:style-name="ce66" office:value-type="float" office:value="207" calcext:value-type="float">
            <text:p><text:s text:c="3"/>207</text:p>
          </table:table-cell>
          <table:table-cell table:style-name="ce66" office:value-type="float" office:value="4745" calcext:value-type="float">
            <text:p><text:s text:c="3"/>4,745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549" calcext:value-type="float">
            <text:p><text:s text:c="3"/>4,549</text:p>
          </table:table-cell>
          <table:table-cell table:style-name="ce66" office:value-type="float" office:value="4353" calcext:value-type="float">
            <text:p><text:s text:c="3"/>4,353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93" calcext:value-type="float">
            <text:p><text:s text:c="3"/>4,29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199" calcext:value-type="float">
            <text:p><text:s text:c="3"/>199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65" calcext:value-type="float">
            <text:p><text:s text:c="3"/>6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84" calcext:value-type="float">
            <text:p><text:s text:c="3"/>8,684</text:p>
          </table:table-cell>
          <table:table-cell table:style-name="ce65" office:value-type="float" office:value="8318" calcext:value-type="float">
            <text:p><text:s text:c="3"/>8,318</text:p>
          </table:table-cell>
          <table:table-cell table:style-name="ce65" office:value-type="float" office:value="366" calcext:value-type="float">
            <text:p><text:s text:c="3"/>366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232" calcext:value-type="float">
            <text:p><text:s text:c="3"/>8,232</text:p>
          </table:table-cell>
          <table:table-cell table:style-name="ce65" office:value-type="float" office:value="114" calcext:value-type="float">
            <text:p><text:s text:c="3"/>114</text:p>
          </table:table-cell>
          <table:table-cell table:style-name="ce65" office:value-type="float" office:value="338" calcext:value-type="float">
            <text:p><text:s text:c="3"/>338</text:p>
          </table:table-cell>
          <table:table-cell table:style-name="ce65" office:value-type="float" office:value="8502" calcext:value-type="float">
            <text:p><text:s text:c="3"/>8,502</text:p>
          </table:table-cell>
          <table:table-cell table:style-name="ce65" office:value-type="float" office:value="54" calcext:value-type="float">
            <text:p><text:s text:c="3"/>54</text:p>
          </table:table-cell>
          <table:table-cell table:style-name="ce108" office:value-type="float" office:value="128" calcext:value-type="float">
            <text:p><text:s text:c="3"/>12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83" calcext:value-type="float">
            <text:p><text:s text:c="3"/>4,483</text:p>
          </table:table-cell>
          <table:table-cell table:style-name="ce66" office:value-type="float" office:value="4290" calcext:value-type="float">
            <text:p><text:s text:c="3"/>4,290</text:p>
          </table:table-cell>
          <table:table-cell table:style-name="ce66" office:value-type="float" office:value="193" calcext:value-type="float">
            <text:p><text:s text:c="3"/>19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51" calcext:value-type="float">
            <text:p><text:s text:c="3"/>4,251</text:p>
          </table:table-cell>
          <table:table-cell table:style-name="ce66" office:value-type="float" office:value="51" calcext:value-type="float">
            <text:p><text:s text:c="3"/>51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4387" calcext:value-type="float">
            <text:p><text:s text:c="3"/>4,387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8" calcext:value-type="float">
            <text:p><text:s text:c="3"/>6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01" calcext:value-type="float">
            <text:p><text:s text:c="3"/>4,201</text:p>
          </table:table-cell>
          <table:table-cell table:style-name="ce66" office:value-type="float" office:value="4028" calcext:value-type="float">
            <text:p><text:s text:c="3"/>4,028</text:p>
          </table:table-cell>
          <table:table-cell table:style-name="ce66" office:value-type="float" office:value="173" calcext:value-type="float">
            <text:p><text:s text:c="3"/>173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981" calcext:value-type="float">
            <text:p><text:s text:c="3"/>3,981</text:p>
          </table:table-cell>
          <table:table-cell table:style-name="ce66" office:value-type="float" office:value="63" calcext:value-type="float">
            <text:p><text:s text:c="3"/>63</text:p>
          </table:table-cell>
          <table:table-cell table:style-name="ce66" office:value-type="float" office:value="157" calcext:value-type="float">
            <text:p><text:s text:c="3"/>157</text:p>
          </table:table-cell>
          <table:table-cell table:style-name="ce66" office:value-type="float" office:value="4115" calcext:value-type="float">
            <text:p><text:s text:c="3"/>4,115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0" calcext:value-type="float">
            <text:p><text:s text:c="3"/>60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8034" calcext:value-type="float">
            <text:p><text:s text:c="3"/>8,034</text:p>
          </table:table-cell>
          <table:table-cell table:style-name="ce65" office:value-type="float" office:value="399" calcext:value-type="float">
            <text:p><text:s text:c="3"/>39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93" calcext:value-type="float">
            <text:p><text:s text:c="3"/>7,993</text:p>
          </table:table-cell>
          <table:table-cell table:style-name="ce65" office:value-type="float" office:value="119" calcext:value-type="float">
            <text:p><text:s text:c="3"/>119</text:p>
          </table:table-cell>
          <table:table-cell table:style-name="ce65" office:value-type="float" office:value="321" calcext:value-type="float">
            <text:p><text:s text:c="3"/>321</text:p>
          </table:table-cell>
          <table:table-cell table:style-name="ce65" office:value-type="float" office:value="8271" calcext:value-type="float">
            <text:p><text:s text:c="3"/>8,271</text:p>
          </table:table-cell>
          <table:table-cell table:style-name="ce65" office:value-type="float" office:value="31" calcext:value-type="float">
            <text:p><text:s text:c="3"/>31</text:p>
          </table:table-cell>
          <table:table-cell table:style-name="ce108" office:value-type="float" office:value="131" calcext:value-type="float">
            <text:p><text:s text:c="3"/>131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21" calcext:value-type="float">
            <text:p><text:s text:c="3"/>4,421</text:p>
          </table:table-cell>
          <table:table-cell table:style-name="ce66" office:value-type="float" office:value="4226" calcext:value-type="float">
            <text:p><text:s text:c="3"/>4,226</text:p>
          </table:table-cell>
          <table:table-cell table:style-name="ce66" office:value-type="float" office:value="195" calcext:value-type="float">
            <text:p><text:s text:c="3"/>19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176" calcext:value-type="float">
            <text:p><text:s text:c="3"/>4,176</text:p>
          </table:table-cell>
          <table:table-cell table:style-name="ce66" office:value-type="float" office:value="65" calcext:value-type="float">
            <text:p><text:s text:c="3"/>65</text:p>
          </table:table-cell>
          <table:table-cell table:style-name="ce66" office:value-type="float" office:value="180" calcext:value-type="float">
            <text:p><text:s text:c="3"/>180</text:p>
          </table:table-cell>
          <table:table-cell table:style-name="ce66" office:value-type="float" office:value="4330" calcext:value-type="float">
            <text:p><text:s text:c="3"/>4,330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109" office:value-type="float" office:value="72" calcext:value-type="float">
            <text:p><text:s text:c="3"/>7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012" calcext:value-type="float">
            <text:p><text:s text:c="3"/>4,012</text:p>
          </table:table-cell>
          <table:table-cell table:style-name="ce66" office:value-type="float" office:value="3808" calcext:value-type="float">
            <text:p><text:s text:c="3"/>3,808</text:p>
          </table:table-cell>
          <table:table-cell table:style-name="ce66" office:value-type="float" office:value="204" calcext:value-type="float">
            <text:p><text:s text:c="3"/>20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17" calcext:value-type="float">
            <text:p><text:s text:c="3"/>3,817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41" calcext:value-type="float">
            <text:p><text:s text:c="3"/>141</text:p>
          </table:table-cell>
          <table:table-cell table:style-name="ce66" office:value-type="float" office:value="3941" calcext:value-type="float">
            <text:p><text:s text:c="3"/>3,941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109" office:value-type="float" office:value="59" calcext:value-type="float">
            <text:p><text:s text:c="3"/>5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68" calcext:value-type="float">
            <text:p><text:s text:c="3"/>8,968</text:p>
          </table:table-cell>
          <table:table-cell table:style-name="ce65" office:value-type="float" office:value="8591" calcext:value-type="float">
            <text:p><text:s text:c="3"/>8,591</text:p>
          </table:table-cell>
          <table:table-cell table:style-name="ce65" office:value-type="float" office:value="377" calcext:value-type="float">
            <text:p><text:s text:c="3"/>377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433" calcext:value-type="float">
            <text:p><text:s text:c="3"/>8,433</text:p>
          </table:table-cell>
          <table:table-cell table:style-name="ce65" office:value-type="float" office:value="130" calcext:value-type="float">
            <text:p><text:s text:c="3"/>130</text:p>
          </table:table-cell>
          <table:table-cell table:style-name="ce65" office:value-type="float" office:value="405" calcext:value-type="float">
            <text:p><text:s text:c="3"/>405</text:p>
          </table:table-cell>
          <table:table-cell table:style-name="ce65" office:value-type="float" office:value="8763" calcext:value-type="float">
            <text:p><text:s text:c="3"/>8,763</text:p>
          </table:table-cell>
          <table:table-cell table:style-name="ce65" office:value-type="float" office:value="61" calcext:value-type="float">
            <text:p><text:s text:c="3"/>61</text:p>
          </table:table-cell>
          <table:table-cell table:style-name="ce108" office:value-type="float" office:value="144" calcext:value-type="float">
            <text:p><text:s text:c="3"/>144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83" calcext:value-type="float">
            <text:p><text:s text:c="3"/>4,683</text:p>
          </table:table-cell>
          <table:table-cell table:style-name="ce66" office:value-type="float" office:value="4487" calcext:value-type="float">
            <text:p><text:s text:c="3"/>4,487</text:p>
          </table:table-cell>
          <table:table-cell table:style-name="ce66" office:value-type="float" office:value="196" calcext:value-type="float">
            <text:p><text:s text:c="3"/>19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3" calcext:value-type="float">
            <text:p><text:s text:c="3"/>4,393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14" calcext:value-type="float">
            <text:p><text:s text:c="3"/>214</text:p>
          </table:table-cell>
          <table:table-cell table:style-name="ce66" office:value-type="float" office:value="4573" calcext:value-type="float">
            <text:p><text:s text:c="3"/>4,573</text:p>
          </table:table-cell>
          <table:table-cell table:style-name="ce66" office:value-type="float" office:value="35" calcext:value-type="float">
            <text:p><text:s text:c="3"/>35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85" calcext:value-type="float">
            <text:p><text:s text:c="3"/>4,285</text:p>
          </table:table-cell>
          <table:table-cell table:style-name="ce66" office:value-type="float" office:value="4104" calcext:value-type="float">
            <text:p><text:s text:c="3"/>4,104</text:p>
          </table:table-cell>
          <table:table-cell table:style-name="ce66" office:value-type="float" office:value="181" calcext:value-type="float">
            <text:p><text:s text:c="3"/>18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40" calcext:value-type="float">
            <text:p><text:s text:c="3"/>4,040</text:p>
          </table:table-cell>
          <table:table-cell table:style-name="ce66" office:value-type="float" office:value="54" calcext:value-type="float">
            <text:p><text:s text:c="3"/>54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66" office:value-type="float" office:value="4190" calcext:value-type="float">
            <text:p><text:s text:c="3"/>4,19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69" calcext:value-type="float">
            <text:p><text:s text:c="3"/>69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939" calcext:value-type="float">
            <text:p><text:s text:c="3"/>8,939</text:p>
          </table:table-cell>
          <table:table-cell table:style-name="ce65" office:value-type="float" office:value="8518" calcext:value-type="float">
            <text:p><text:s text:c="3"/>8,518</text:p>
          </table:table-cell>
          <table:table-cell table:style-name="ce65" office:value-type="float" office:value="420" calcext:value-type="float">
            <text:p><text:s text:c="3"/>420</text:p>
          </table:table-cell>
          <table:table-cell table:style-name="ce65" office:value-type="float" office:value="1" calcext:value-type="float">
            <text:p><text:s text:c="3"/>1</text:p>
          </table:table-cell>
          <table:table-cell table:style-name="ce65" office:value-type="float" office:value="8390" calcext:value-type="float">
            <text:p><text:s text:c="3"/>8,390</text:p>
          </table:table-cell>
          <table:table-cell table:style-name="ce65" office:value-type="float" office:value="148" calcext:value-type="float">
            <text:p><text:s text:c="3"/>148</text:p>
          </table:table-cell>
          <table:table-cell table:style-name="ce65" office:value-type="float" office:value="401" calcext:value-type="float">
            <text:p><text:s text:c="3"/>401</text:p>
          </table:table-cell>
          <table:table-cell table:style-name="ce65" office:value-type="float" office:value="8751" calcext:value-type="float">
            <text:p><text:s text:c="3"/>8,751</text:p>
          </table:table-cell>
          <table:table-cell table:style-name="ce65" office:value-type="float" office:value="50" calcext:value-type="float">
            <text:p><text:s text:c="3"/>50</text:p>
          </table:table-cell>
          <table:table-cell table:style-name="ce108" office:value-type="float" office:value="138" calcext:value-type="float">
            <text:p><text:s text:c="3"/>13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667" calcext:value-type="float">
            <text:p><text:s text:c="3"/>4,667</text:p>
          </table:table-cell>
          <table:table-cell table:style-name="ce66" office:value-type="float" office:value="4457" calcext:value-type="float">
            <text:p><text:s text:c="3"/>4,457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91" calcext:value-type="float">
            <text:p><text:s text:c="3"/>4,391</text:p>
          </table:table-cell>
          <table:table-cell table:style-name="ce66" office:value-type="float" office:value="76" calcext:value-type="float">
            <text:p><text:s text:c="3"/>76</text:p>
          </table:table-cell>
          <table:table-cell table:style-name="ce66" office:value-type="float" office:value="200" calcext:value-type="float">
            <text:p><text:s text:c="3"/>200</text:p>
          </table:table-cell>
          <table:table-cell table:style-name="ce66" office:value-type="float" office:value="4572" calcext:value-type="float">
            <text:p><text:s text:c="3"/>4,572</text:p>
          </table:table-cell>
          <table:table-cell table:style-name="ce66" office:value-type="float" office:value="28" calcext:value-type="float">
            <text:p><text:s text:c="3"/>28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272" calcext:value-type="float">
            <text:p><text:s text:c="3"/>4,272</text:p>
          </table:table-cell>
          <table:table-cell table:style-name="ce66" office:value-type="float" office:value="4061" calcext:value-type="float">
            <text:p><text:s text:c="3"/>4,061</text:p>
          </table:table-cell>
          <table:table-cell table:style-name="ce66" office:value-type="float" office:value="210" calcext:value-type="float">
            <text:p><text:s text:c="3"/>210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3999" calcext:value-type="float">
            <text:p><text:s text:c="3"/>3,999</text:p>
          </table:table-cell>
          <table:table-cell table:style-name="ce66" office:value-type="float" office:value="72" calcext:value-type="float">
            <text:p><text:s text:c="3"/>7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4179" calcext:value-type="float">
            <text:p><text:s text:c="3"/>4,179</text:p>
          </table:table-cell>
          <table:table-cell table:style-name="ce66" office:value-type="float" office:value="22" calcext:value-type="float">
            <text:p><text:s text:c="3"/>22</text:p>
          </table:table-cell>
          <table:table-cell table:style-name="ce109" office:value-type="float" office:value="71" calcext:value-type="float">
            <text:p><text:s text:c="3"/>71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464" calcext:value-type="float">
            <text:p><text:s text:c="3"/>8,464</text:p>
          </table:table-cell>
          <table:table-cell table:style-name="ce65" office:value-type="float" office:value="8079" calcext:value-type="float">
            <text:p><text:s text:c="3"/>8,079</text:p>
          </table:table-cell>
          <table:table-cell table:style-name="ce65" office:value-type="float" office:value="385" calcext:value-type="float">
            <text:p><text:s text:c="3"/>385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7961" calcext:value-type="float">
            <text:p><text:s text:c="3"/>7,961</text:p>
          </table:table-cell>
          <table:table-cell table:style-name="ce65" office:value-type="float" office:value="122" calcext:value-type="float">
            <text:p><text:s text:c="3"/>122</text:p>
          </table:table-cell>
          <table:table-cell table:style-name="ce65" office:value-type="float" office:value="381" calcext:value-type="float">
            <text:p><text:s text:c="3"/>381</text:p>
          </table:table-cell>
          <table:table-cell table:style-name="ce65" office:value-type="float" office:value="8292" calcext:value-type="float">
            <text:p><text:s text:c="3"/>8,292</text:p>
          </table:table-cell>
          <table:table-cell table:style-name="ce65" office:value-type="float" office:value="42" calcext:value-type="float">
            <text:p><text:s text:c="3"/>42</text:p>
          </table:table-cell>
          <table:table-cell table:style-name="ce108" office:value-type="float" office:value="130" calcext:value-type="float">
            <text:p><text:s text:c="3"/>13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333" calcext:value-type="float">
            <text:p><text:s text:c="3"/>4,333</text:p>
          </table:table-cell>
          <table:table-cell table:style-name="ce66" office:value-type="float" office:value="4132" calcext:value-type="float">
            <text:p><text:s text:c="3"/>4,132</text:p>
          </table:table-cell>
          <table:table-cell table:style-name="ce66" office:value-type="float" office:value="201" calcext:value-type="float">
            <text:p><text:s text:c="3"/>201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072" calcext:value-type="float">
            <text:p><text:s text:c="3"/>4,072</text:p>
          </table:table-cell>
          <table:table-cell table:style-name="ce66" office:value-type="float" office:value="58" calcext:value-type="float">
            <text:p><text:s text:c="3"/>58</text:p>
          </table:table-cell>
          <table:table-cell table:style-name="ce66" office:value-type="float" office:value="203" calcext:value-type="float">
            <text:p><text:s text:c="3"/>203</text:p>
          </table:table-cell>
          <table:table-cell table:style-name="ce66" office:value-type="float" office:value="4242" calcext:value-type="float">
            <text:p><text:s text:c="3"/>4,242</text:p>
          </table:table-cell>
          <table:table-cell table:style-name="ce66" office:value-type="float" office:value="16" calcext:value-type="float">
            <text:p><text:s text:c="3"/>16</text:p>
          </table:table-cell>
          <table:table-cell table:style-name="ce109" office:value-type="float" office:value="75" calcext:value-type="float">
            <text:p><text:s text:c="3"/>7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31" calcext:value-type="float">
            <text:p><text:s text:c="3"/>4,131</text:p>
          </table:table-cell>
          <table:table-cell table:style-name="ce66" office:value-type="float" office:value="3947" calcext:value-type="float">
            <text:p><text:s text:c="3"/>3,947</text:p>
          </table:table-cell>
          <table:table-cell table:style-name="ce66" office:value-type="float" office:value="184" calcext:value-type="float">
            <text:p><text:s text:c="3"/>184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89" calcext:value-type="float">
            <text:p><text:s text:c="3"/>3,889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178" calcext:value-type="float">
            <text:p><text:s text:c="3"/>178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55" calcext:value-type="float">
            <text:p><text:s text:c="3"/>55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8603" calcext:value-type="float">
            <text:p><text:s text:c="3"/>8,603</text:p>
          </table:table-cell>
          <table:table-cell table:style-name="ce65" office:value-type="float" office:value="8193" calcext:value-type="float">
            <text:p><text:s text:c="3"/>8,193</text:p>
          </table:table-cell>
          <table:table-cell table:style-name="ce65" office:value-type="float" office:value="410" calcext:value-type="float">
            <text:p><text:s text:c="3"/>410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066" calcext:value-type="float">
            <text:p><text:s text:c="3"/>8,066</text:p>
          </table:table-cell>
          <table:table-cell table:style-name="ce65" office:value-type="float" office:value="118" calcext:value-type="float">
            <text:p><text:s text:c="3"/>118</text:p>
          </table:table-cell>
          <table:table-cell table:style-name="ce65" office:value-type="float" office:value="419" calcext:value-type="float">
            <text:p><text:s text:c="3"/>419</text:p>
          </table:table-cell>
          <table:table-cell table:style-name="ce65" office:value-type="float" office:value="8446" calcext:value-type="float">
            <text:p><text:s text:c="3"/>8,446</text:p>
          </table:table-cell>
          <table:table-cell table:style-name="ce65" office:value-type="float" office:value="45" calcext:value-type="float">
            <text:p><text:s text:c="3"/>45</text:p>
          </table:table-cell>
          <table:table-cell table:style-name="ce108" office:value-type="float" office:value="112" calcext:value-type="float">
            <text:p><text:s text:c="3"/>112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491" calcext:value-type="float">
            <text:p><text:s text:c="3"/>4,491</text:p>
          </table:table-cell>
          <table:table-cell table:style-name="ce66" office:value-type="float" office:value="4256" calcext:value-type="float">
            <text:p><text:s text:c="3"/>4,256</text:p>
          </table:table-cell>
          <table:table-cell table:style-name="ce66" office:value-type="float" office:value="235" calcext:value-type="float">
            <text:p><text:s text:c="3"/>23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216" calcext:value-type="float">
            <text:p><text:s text:c="3"/>4,216</text:p>
          </table:table-cell>
          <table:table-cell table:style-name="ce66" office:value-type="float" office:value="62" calcext:value-type="float">
            <text:p><text:s text:c="3"/>62</text:p>
          </table:table-cell>
          <table:table-cell table:style-name="ce66" office:value-type="float" office:value="213" calcext:value-type="float">
            <text:p><text:s text:c="3"/>213</text:p>
          </table:table-cell>
          <table:table-cell table:style-name="ce66" office:value-type="float" office:value="4396" calcext:value-type="float">
            <text:p><text:s text:c="3"/>4,396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109" office:value-type="float" office:value="70" calcext:value-type="float">
            <text:p><text:s text:c="3"/>70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112" calcext:value-type="float">
            <text:p><text:s text:c="3"/>4,112</text:p>
          </table:table-cell>
          <table:table-cell table:style-name="ce66" office:value-type="float" office:value="3937" calcext:value-type="float">
            <text:p><text:s text:c="3"/>3,937</text:p>
          </table:table-cell>
          <table:table-cell table:style-name="ce66" office:value-type="float" office:value="175" calcext:value-type="float">
            <text:p><text:s text:c="3"/>175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3850" calcext:value-type="float">
            <text:p><text:s text:c="3"/>3,850</text:p>
          </table:table-cell>
          <table:table-cell table:style-name="ce66" office:value-type="float" office:value="56" calcext:value-type="float">
            <text:p><text:s text:c="3"/>56</text:p>
          </table:table-cell>
          <table:table-cell table:style-name="ce66" office:value-type="float" office:value="206" calcext:value-type="float">
            <text:p><text:s text:c="3"/>206</text:p>
          </table:table-cell>
          <table:table-cell table:style-name="ce66" office:value-type="float" office:value="4050" calcext:value-type="float">
            <text:p><text:s text:c="3"/>4,050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109" office:value-type="float" office:value="42" calcext:value-type="float">
            <text:p><text:s text:c="3"/>42</text:p>
          </table:table-cell>
          <table:table-cell table:number-columns-repeated="245"/>
        </table:table-row>
        <table:table-row table:style-name="ro9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9458" calcext:value-type="float">
            <text:p><text:s text:c="3"/>9,458</text:p>
          </table:table-cell>
          <table:table-cell table:style-name="ce65" office:value-type="float" office:value="9009" calcext:value-type="float">
            <text:p><text:s text:c="3"/>9,009</text:p>
          </table:table-cell>
          <table:table-cell table:style-name="ce65" office:value-type="float" office:value="449" calcext:value-type="float">
            <text:p><text:s text:c="3"/>449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8912" calcext:value-type="float">
            <text:p><text:s text:c="3"/>8,912</text:p>
          </table:table-cell>
          <table:table-cell table:style-name="ce65" office:value-type="float" office:value="115" calcext:value-type="float">
            <text:p><text:s text:c="3"/>115</text:p>
          </table:table-cell>
          <table:table-cell table:style-name="ce65" office:value-type="float" office:value="431" calcext:value-type="float">
            <text:p><text:s text:c="3"/>431</text:p>
          </table:table-cell>
          <table:table-cell table:style-name="ce65" office:value-type="float" office:value="9254" calcext:value-type="float">
            <text:p><text:s text:c="3"/>9,254</text:p>
          </table:table-cell>
          <table:table-cell table:style-name="ce65" office:value-type="float" office:value="59" calcext:value-type="float">
            <text:p><text:s text:c="3"/>59</text:p>
          </table:table-cell>
          <table:table-cell table:style-name="ce108" office:value-type="float" office:value="145" calcext:value-type="float">
            <text:p><text:s text:c="3"/>145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4834" calcext:value-type="float">
            <text:p><text:s text:c="3"/>4,834</text:p>
          </table:table-cell>
          <table:table-cell table:style-name="ce66" office:value-type="float" office:value="4615" calcext:value-type="float">
            <text:p><text:s text:c="3"/>4,615</text:p>
          </table:table-cell>
          <table:table-cell table:style-name="ce66" office:value-type="float" office:value="219" calcext:value-type="float">
            <text:p><text:s text:c="3"/>219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55" calcext:value-type="float">
            <text:p><text:s text:c="3"/>55</text:p>
          </table:table-cell>
          <table:table-cell table:style-name="ce66" office:value-type="float" office:value="234" calcext:value-type="float">
            <text:p><text:s text:c="3"/>234</text:p>
          </table:table-cell>
          <table:table-cell table:style-name="ce66" office:value-type="float" office:value="4730" calcext:value-type="float">
            <text:p><text:s text:c="3"/>4,730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109" office:value-type="float" office:value="78" calcext:value-type="float">
            <text:p><text:s text:c="3"/>78</text:p>
          </table:table-cell>
          <table:table-cell table:number-columns-repeated="245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4624" calcext:value-type="float">
            <text:p><text:s text:c="3"/>4,624</text:p>
          </table:table-cell>
          <table:table-cell table:style-name="ce66" office:value-type="float" office:value="4394" calcext:value-type="float">
            <text:p><text:s text:c="3"/>4,394</text:p>
          </table:table-cell>
          <table:table-cell table:style-name="ce66" office:value-type="float" office:value="230" calcext:value-type="float">
            <text:p><text:s text:c="3"/>23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4367" calcext:value-type="float">
            <text:p><text:s text:c="3"/>4,367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197" calcext:value-type="float">
            <text:p><text:s text:c="3"/>197</text:p>
          </table:table-cell>
          <table:table-cell table:style-name="ce66" office:value-type="float" office:value="4524" calcext:value-type="float">
            <text:p><text:s text:c="3"/>4,524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109" office:value-type="float" office:value="67" calcext:value-type="float">
            <text:p><text:s text:c="3"/>67</text:p>
          </table:table-cell>
          <table:table-cell table:number-columns-repeated="245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21.6404308202154" calcext:value-type="float">
            <text:p>–21.64</text:p>
          </table:table-cell>
          <table:table-cell table:style-name="ce67" office:value-type="float" office:value="-22.3094170403587" calcext:value-type="float">
            <text:p>–22.31</text:p>
          </table:table-cell>
          <table:table-cell table:style-name="ce67" office:value-type="float" office:value="-5.27426160337553" calcext:value-type="float">
            <text:p>–5.27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22.3963775687914" calcext:value-type="float">
            <text:p>–22.40</text:p>
          </table:table-cell>
          <table:table-cell table:style-name="ce67" office:value-type="float" office:value="-26.2820512820513" calcext:value-type="float">
            <text:p>–26.28</text:p>
          </table:table-cell>
          <table:table-cell table:style-name="ce67" office:value-type="float" office:value="0.232558139534884" calcext:value-type="float">
            <text:p>0.23</text:p>
          </table:table-cell>
          <table:table-cell table:style-name="ce67" office:value-type="float" office:value="-21.8280114884271" calcext:value-type="float">
            <text:p>–21.83</text:p>
          </table:table-cell>
          <table:table-cell table:style-name="ce67" office:value-type="float" office:value="-19.1780821917808" calcext:value-type="float">
            <text:p>–19.18</text:p>
          </table:table-cell>
          <table:table-cell table:style-name="ce67" office:value-type="float" office:value="-8.80503144654088" calcext:value-type="float">
            <text:p>–8.81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22.0825274016763" calcext:value-type="float">
            <text:p>–22.08</text:p>
          </table:table-cell>
          <table:table-cell table:style-name="ce68" office:value-type="float" office:value="-22.6060707697468" calcext:value-type="float">
            <text:p>–22.61</text:p>
          </table:table-cell>
          <table:table-cell table:style-name="ce68" office:value-type="float" office:value="-9.12863070539419" calcext:value-type="float">
            <text:p>–9.13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23.0182926829268" calcext:value-type="float">
            <text:p>–23.02</text:p>
          </table:table-cell>
          <table:table-cell table:style-name="ce68" office:value-type="float" office:value="-22.5352112676056" calcext:value-type="float">
            <text:p>–22.54</text:p>
          </table:table-cell>
          <table:table-cell table:style-name="ce68" office:value-type="float" office:value="2.18340611353712" calcext:value-type="float">
            <text:p>2.18</text:p>
          </table:table-cell>
          <table:table-cell table:style-name="ce68" office:value-type="float" office:value="-22.1527320605662" calcext:value-type="float">
            <text:p>–22.15</text:p>
          </table:table-cell>
          <table:table-cell table:style-name="ce68" office:value-type="float" office:value="-31.5789473684211" calcext:value-type="float">
            <text:p>–31.58</text:p>
          </table:table-cell>
          <table:table-cell table:style-name="ce70" office:value-type="float" office:value="-13.3333333333333" calcext:value-type="float">
            <text:p>–13.33</text:p>
          </table:table-cell>
          <table:table-cell table:number-columns-repeated="245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21.1728605523355" calcext:value-type="float">
            <text:p>–21.17</text:p>
          </table:table-cell>
          <table:table-cell table:style-name="ce69" office:value-type="float" office:value="-21.9953843422688" calcext:value-type="float">
            <text:p>–22.00</text:p>
          </table:table-cell>
          <table:table-cell table:style-name="ce69" office:value-type="float" office:value="-1.28755364806867" calcext:value-type="float">
            <text:p>–1.2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21.7383512544803" calcext:value-type="float">
            <text:p>–21.74</text:p>
          </table:table-cell>
          <table:table-cell table:style-name="ce69" office:value-type="float" office:value="-29.4117647058824" calcext:value-type="float">
            <text:p>–29.41</text:p>
          </table:table-cell>
          <table:table-cell table:style-name="ce69" office:value-type="float" office:value="-1.99004975124378" calcext:value-type="float">
            <text:p>–1.99</text:p>
          </table:table-cell>
          <table:table-cell table:style-name="ce69" office:value-type="float" office:value="-21.4855952794169" calcext:value-type="float">
            <text:p>–21.49</text:p>
          </table:table-cell>
          <table:table-cell table:style-name="ce69" office:value-type="float" office:value="-5.71428571428571" calcext:value-type="float">
            <text:p>–5.71</text:p>
          </table:table-cell>
          <table:table-cell table:style-name="ce69" office:value-type="float" office:value="-2.89855072463768" calcext:value-type="float">
            <text:p>–2.90</text:p>
          </table:table-cell>
          <table:table-cell table:number-columns-repeated="245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9.93839358363362" calcext:value-type="float">
            <text:p>9.94</text:p>
          </table:table-cell>
          <table:table-cell table:style-name="ce70" office:value-type="float" office:value="9.959721713658" calcext:value-type="float">
            <text:p>9.96</text:p>
          </table:table-cell>
          <table:table-cell table:style-name="ce70" office:value-type="float" office:value="9.51219512195122" calcext:value-type="float">
            <text:p>9.5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10.4884701214976" calcext:value-type="float">
            <text:p>10.49</text:p>
          </table:table-cell>
          <table:table-cell table:style-name="ce70" office:value-type="float" office:value="-2.54237288135593" calcext:value-type="float">
            <text:p>–2.54</text:p>
          </table:table-cell>
          <table:table-cell table:style-name="ce70" office:value-type="float" office:value="2.86396181384248" calcext:value-type="float">
            <text:p>2.86</text:p>
          </table:table-cell>
          <table:table-cell table:style-name="ce70" office:value-type="float" office:value="9.56665877338385" calcext:value-type="float">
            <text:p>9.57</text:p>
          </table:table-cell>
          <table:table-cell table:style-name="ce70" office:value-type="float" office:value="31.1111111111111" calcext:value-type="float">
            <text:p>31.11</text:p>
          </table:table-cell>
          <table:table-cell table:style-name="ce70" office:value-type="float" office:value="29.4642857142857" calcext:value-type="float">
            <text:p>29.46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7.63749721665553" calcext:value-type="float">
            <text:p>7.64</text:p>
          </table:table-cell>
          <table:table-cell table:style-name="ce70" office:value-type="float" office:value="8.43515037593985" calcext:value-type="float">
            <text:p>8.44</text:p>
          </table:table-cell>
          <table:table-cell table:style-name="ce70" office:value-type="float" office:value="-6.80851063829787" calcext:value-type="float">
            <text:p>–6.81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7.80360531309298" calcext:value-type="float">
            <text:p>7.80</text:p>
          </table:table-cell>
          <table:table-cell table:style-name="ce70" office:value-type="float" office:value="-11.2903225806452" calcext:value-type="float">
            <text:p>–11.29</text:p>
          </table:table-cell>
          <table:table-cell table:style-name="ce70" office:value-type="float" office:value="9.85915492957746" calcext:value-type="float">
            <text:p>9.86</text:p>
          </table:table-cell>
          <table:table-cell table:style-name="ce70" office:value-type="float" office:value="7.59781619654231" calcext:value-type="float">
            <text:p>7.60</text:p>
          </table:table-cell>
          <table:table-cell table:style-name="ce70" office:value-type="float" office:value="4" calcext:value-type="float">
            <text:p>4.00</text:p>
          </table:table-cell>
          <table:table-cell table:style-name="ce70" office:value-type="float" office:value="11.4285714285714" calcext:value-type="float">
            <text:p>11.43</text:p>
          </table:table-cell>
          <table:table-cell table:number-columns-repeated="245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12.4513618677043" calcext:value-type="float">
            <text:p>12.45</text:p>
          </table:table-cell>
          <table:table-cell table:style-name="ce69" office:value-type="float" office:value="11.6078232156464" calcext:value-type="float">
            <text:p>11.61</text:p>
          </table:table-cell>
          <table:table-cell table:style-name="ce69" office:value-type="float" office:value="31.4285714285714" calcext:value-type="float">
            <text:p>31.43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13.4285714285714" calcext:value-type="float">
            <text:p>13.43</text:p>
          </table:table-cell>
          <table:table-cell table:style-name="ce69" office:value-type="float" office:value="7.14285714285714" calcext:value-type="float">
            <text:p>7.14</text:p>
          </table:table-cell>
          <table:table-cell table:style-name="ce69" office:value-type="float" office:value="-4.36893203883495" calcext:value-type="float">
            <text:p>–4.37</text:p>
          </table:table-cell>
          <table:table-cell table:style-name="ce69" office:value-type="float" office:value="11.7037037037037" calcext:value-type="float">
            <text:p>11.70</text:p>
          </table:table-cell>
          <table:table-cell table:style-name="ce69" office:value-type="float" office:value="65" calcext:value-type="float">
            <text:p>65.00</text:p>
          </table:table-cell>
          <table:table-cell table:style-name="ce69" office:value-type="float" office:value="59.5238095238095" calcext:value-type="float">
            <text:p>59.52</text:p>
          </table:table-cell>
          <table:table-cell table:number-columns-repeated="245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245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248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252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245"/>
        </table:table-row>
        <table:table-row table:style-name="ro13" table:number-rows-repeated="1048436">
          <table:table-cell table:number-columns-repeated="257"/>
        </table:table-row>
        <table:table-row table:style-name="ro13">
          <table:table-cell table:number-columns-repeated="257"/>
        </table:table-row>
        <table:named-expressions>
          <table:named-range table:name="Excel_BuiltIn_Print_Titles" table:base-cell-address="$'07-年月別'.$A$1" table:cell-range-address="$'07-年月別'.$1:.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16127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637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4 年 10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637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245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245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245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245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9458" calcext:value-type="float">
            <text:p>9,458</text:p>
          </table:table-cell>
          <table:table-cell table:style-name="ce136" office:value-type="float" office:value="9009" calcext:value-type="float">
            <text:p>9,009</text:p>
          </table:table-cell>
          <table:table-cell table:style-name="ce136" office:value-type="float" office:value="449" calcext:value-type="float">
            <text:p>449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8912" calcext:value-type="float">
            <text:p>8,912</text:p>
          </table:table-cell>
          <table:table-cell table:style-name="ce136" office:value-type="float" office:value="115" calcext:value-type="float">
            <text:p>115</text:p>
          </table:table-cell>
          <table:table-cell table:style-name="ce136" office:value-type="float" office:value="431" calcext:value-type="float">
            <text:p>431</text:p>
          </table:table-cell>
          <table:table-cell table:style-name="ce136" office:value-type="float" office:value="9254" calcext:value-type="float">
            <text:p>9,254</text:p>
          </table:table-cell>
          <table:table-cell table:style-name="ce136" office:value-type="float" office:value="59" calcext:value-type="float">
            <text:p>59</text:p>
          </table:table-cell>
          <table:table-cell table:style-name="ce152" office:value-type="float" office:value="145" calcext:value-type="float">
            <text:p>145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834" calcext:value-type="float">
            <text:p>4,834</text:p>
          </table:table-cell>
          <table:table-cell table:style-name="ce137" office:value-type="float" office:value="4615" calcext:value-type="float">
            <text:p>4,615</text:p>
          </table:table-cell>
          <table:table-cell table:style-name="ce137" office:value-type="float" office:value="219" calcext:value-type="float">
            <text:p>219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545" calcext:value-type="float">
            <text:p>4,545</text:p>
          </table:table-cell>
          <table:table-cell table:style-name="ce137" office:value-type="float" office:value="55" calcext:value-type="float">
            <text:p>55</text:p>
          </table:table-cell>
          <table:table-cell table:style-name="ce137" office:value-type="float" office:value="234" calcext:value-type="float">
            <text:p>234</text:p>
          </table:table-cell>
          <table:table-cell table:style-name="ce137" office:value-type="float" office:value="4730" calcext:value-type="float">
            <text:p>4,730</text:p>
          </table:table-cell>
          <table:table-cell table:style-name="ce137" office:value-type="float" office:value="26" calcext:value-type="float">
            <text:p>26</text:p>
          </table:table-cell>
          <table:table-cell table:style-name="ce153" office:value-type="float" office:value="78" calcext:value-type="float">
            <text:p>78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4624" calcext:value-type="float">
            <text:p>4,624</text:p>
          </table:table-cell>
          <table:table-cell table:style-name="ce137" office:value-type="float" office:value="4394" calcext:value-type="float">
            <text:p>4,394</text:p>
          </table:table-cell>
          <table:table-cell table:style-name="ce137" office:value-type="float" office:value="230" calcext:value-type="float">
            <text:p>230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367" calcext:value-type="float">
            <text:p>4,367</text:p>
          </table:table-cell>
          <table:table-cell table:style-name="ce137" office:value-type="float" office:value="60" calcext:value-type="float">
            <text:p>60</text:p>
          </table:table-cell>
          <table:table-cell table:style-name="ce137" office:value-type="float" office:value="197" calcext:value-type="float">
            <text:p>197</text:p>
          </table:table-cell>
          <table:table-cell table:style-name="ce143" office:value-type="float" office:value="4524" calcext:value-type="float">
            <text:p>4,524</text:p>
          </table:table-cell>
          <table:table-cell table:style-name="ce137" office:value-type="float" office:value="33" calcext:value-type="float">
            <text:p>33</text:p>
          </table:table-cell>
          <table:table-cell table:style-name="ce154" office:value-type="float" office:value="67" calcext:value-type="float">
            <text:p>67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60" calcext:value-type="float">
            <text:p>1,360</text:p>
          </table:table-cell>
          <table:table-cell table:style-name="ce129" office:value-type="float" office:value="1290" calcext:value-type="float">
            <text:p>1,290</text:p>
          </table:table-cell>
          <table:table-cell table:style-name="ce136" office:value-type="float" office:value="70" calcext:value-type="float">
            <text:p>7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272" calcext:value-type="float">
            <text:p>1,272</text:p>
          </table:table-cell>
          <table:table-cell table:style-name="ce129" office:value-type="float" office:value="16" calcext:value-type="float">
            <text:p>16</text:p>
          </table:table-cell>
          <table:table-cell table:style-name="ce145" office:value-type="float" office:value="72" calcext:value-type="float">
            <text:p>72</text:p>
          </table:table-cell>
          <table:table-cell table:style-name="ce136" office:value-type="float" office:value="1318" calcext:value-type="float">
            <text:p>1,318</text:p>
          </table:table-cell>
          <table:table-cell table:style-name="ce129" office:value-type="float" office:value="9" calcext:value-type="float">
            <text:p>9</text:p>
          </table:table-cell>
          <table:table-cell table:style-name="ce145" office:value-type="float" office:value="33" calcext:value-type="float">
            <text:p>33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75" calcext:value-type="float">
            <text:p>675</text:p>
          </table:table-cell>
          <table:table-cell table:style-name="ce130" office:value-type="float" office:value="647" calcext:value-type="float">
            <text:p>647</text:p>
          </table:table-cell>
          <table:table-cell table:style-name="ce137" office:value-type="float" office:value="28" calcext:value-type="float">
            <text:p>2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25" calcext:value-type="float">
            <text:p>625</text:p>
          </table:table-cell>
          <table:table-cell table:style-name="ce130" office:value-type="float" office:value="9" calcext:value-type="float">
            <text:p>9</text:p>
          </table:table-cell>
          <table:table-cell table:style-name="ce132" office:value-type="float" office:value="41" calcext:value-type="float">
            <text:p>41</text:p>
          </table:table-cell>
          <table:table-cell table:style-name="ce137" office:value-type="float" office:value="649" calcext:value-type="float">
            <text:p>649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9" calcext:value-type="float">
            <text:p>19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685" calcext:value-type="float">
            <text:p>685</text:p>
          </table:table-cell>
          <table:table-cell table:style-name="ce130" office:value-type="float" office:value="643" calcext:value-type="float">
            <text:p>643</text:p>
          </table:table-cell>
          <table:table-cell table:style-name="ce137" office:value-type="float" office:value="42" calcext:value-type="float">
            <text:p>4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47" calcext:value-type="float">
            <text:p>647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31" calcext:value-type="float">
            <text:p>31</text:p>
          </table:table-cell>
          <table:table-cell table:style-name="ce143" office:value-type="float" office:value="669" calcext:value-type="float">
            <text:p>669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43" calcext:value-type="float">
            <text:p>1,043</text:p>
          </table:table-cell>
          <table:table-cell table:style-name="ce129" office:value-type="float" office:value="1006" calcext:value-type="float">
            <text:p>1,006</text:p>
          </table:table-cell>
          <table:table-cell table:style-name="ce136" office:value-type="float" office:value="37" calcext:value-type="float">
            <text:p>3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07" calcext:value-type="float">
            <text:p>1,007</text:p>
          </table:table-cell>
          <table:table-cell table:style-name="ce129" office:value-type="float" office:value="13" calcext:value-type="float">
            <text:p>13</text:p>
          </table:table-cell>
          <table:table-cell table:style-name="ce145" office:value-type="float" office:value="23" calcext:value-type="float">
            <text:p>23</text:p>
          </table:table-cell>
          <table:table-cell table:style-name="ce136" office:value-type="float" office:value="1002" calcext:value-type="float">
            <text:p>1,002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33" calcext:value-type="float">
            <text:p>33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33" calcext:value-type="float">
            <text:p>533</text:p>
          </table:table-cell>
          <table:table-cell table:style-name="ce130" office:value-type="float" office:value="516" calcext:value-type="float">
            <text:p>516</text:p>
          </table:table-cell>
          <table:table-cell table:style-name="ce137" office:value-type="float" office:value="17" calcext:value-type="float">
            <text:p>1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14" calcext:value-type="float">
            <text:p>514</text:p>
          </table:table-cell>
          <table:table-cell table:style-name="ce130" office:value-type="float" office:value="4" calcext:value-type="float">
            <text:p>4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515" calcext:value-type="float">
            <text:p>515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6" calcext:value-type="float">
            <text:p>16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10" calcext:value-type="float">
            <text:p>510</text:p>
          </table:table-cell>
          <table:table-cell table:style-name="ce130" office:value-type="float" office:value="490" calcext:value-type="float">
            <text:p>490</text:p>
          </table:table-cell>
          <table:table-cell table:style-name="ce137" office:value-type="float" office:value="20" calcext:value-type="float">
            <text:p>2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493" calcext:value-type="float">
            <text:p>493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8" calcext:value-type="float">
            <text:p>8</text:p>
          </table:table-cell>
          <table:table-cell table:style-name="ce143" office:value-type="float" office:value="487" calcext:value-type="float">
            <text:p>487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17" calcext:value-type="float">
            <text:p>17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34" calcext:value-type="float">
            <text:p>1,134</text:p>
          </table:table-cell>
          <table:table-cell table:style-name="ce129" office:value-type="float" office:value="1077" calcext:value-type="float">
            <text:p>1,077</text:p>
          </table:table-cell>
          <table:table-cell table:style-name="ce136" office:value-type="float" office:value="57" calcext:value-type="float">
            <text:p>5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60" calcext:value-type="float">
            <text:p>1,060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60" calcext:value-type="float">
            <text:p>60</text:p>
          </table:table-cell>
          <table:table-cell table:style-name="ce136" office:value-type="float" office:value="1108" calcext:value-type="float">
            <text:p>1,108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8" calcext:value-type="float">
            <text:p>18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82" calcext:value-type="float">
            <text:p>582</text:p>
          </table:table-cell>
          <table:table-cell table:style-name="ce130" office:value-type="float" office:value="551" calcext:value-type="float">
            <text:p>551</text:p>
          </table:table-cell>
          <table:table-cell table:style-name="ce137" office:value-type="float" office:value="31" calcext:value-type="float">
            <text:p>3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47" calcext:value-type="float">
            <text:p>547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7" calcext:value-type="float">
            <text:p>27</text:p>
          </table:table-cell>
          <table:table-cell table:style-name="ce137" office:value-type="float" office:value="570" calcext:value-type="float">
            <text:p>570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52" calcext:value-type="float">
            <text:p>552</text:p>
          </table:table-cell>
          <table:table-cell table:style-name="ce130" office:value-type="float" office:value="526" calcext:value-type="float">
            <text:p>526</text:p>
          </table:table-cell>
          <table:table-cell table:style-name="ce137" office:value-type="float" office:value="26" calcext:value-type="float">
            <text:p>26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13" calcext:value-type="float">
            <text:p>513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33" calcext:value-type="float">
            <text:p>33</text:p>
          </table:table-cell>
          <table:table-cell table:style-name="ce143" office:value-type="float" office:value="538" calcext:value-type="float">
            <text:p>538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141" calcext:value-type="float">
            <text:p>1,141</text:p>
          </table:table-cell>
          <table:table-cell table:style-name="ce129" office:value-type="float" office:value="1082" calcext:value-type="float">
            <text:p>1,082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71" calcext:value-type="float">
            <text:p>1,071</text:p>
          </table:table-cell>
          <table:table-cell table:style-name="ce129" office:value-type="float" office:value="22" calcext:value-type="float">
            <text:p>22</text:p>
          </table:table-cell>
          <table:table-cell table:style-name="ce145" office:value-type="float" office:value="48" calcext:value-type="float">
            <text:p>48</text:p>
          </table:table-cell>
          <table:table-cell table:style-name="ce136" office:value-type="float" office:value="1117" calcext:value-type="float">
            <text:p>1,117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75" calcext:value-type="float">
            <text:p>575</text:p>
          </table:table-cell>
          <table:table-cell table:style-name="ce130" office:value-type="float" office:value="546" calcext:value-type="float">
            <text:p>546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541" calcext:value-type="float">
            <text:p>541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26" calcext:value-type="float">
            <text:p>26</text:p>
          </table:table-cell>
          <table:table-cell table:style-name="ce137" office:value-type="float" office:value="563" calcext:value-type="float">
            <text:p>563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10" calcext:value-type="float">
            <text:p>10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66" calcext:value-type="float">
            <text:p>566</text:p>
          </table:table-cell>
          <table:table-cell table:style-name="ce130" office:value-type="float" office:value="536" calcext:value-type="float">
            <text:p>536</text:p>
          </table:table-cell>
          <table:table-cell table:style-name="ce137" office:value-type="float" office:value="30" calcext:value-type="float">
            <text:p>3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30" calcext:value-type="float">
            <text:p>530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554" calcext:value-type="float">
            <text:p>554</text:p>
          </table:table-cell>
          <table:table-cell table:style-name="ce131" office:value-type="float" office:value="6" calcext:value-type="float">
            <text:p>6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640" calcext:value-type="float">
            <text:p>640</text:p>
          </table:table-cell>
          <table:table-cell table:style-name="ce129" office:value-type="float" office:value="619" calcext:value-type="float">
            <text:p>619</text:p>
          </table:table-cell>
          <table:table-cell table:style-name="ce136" office:value-type="float" office:value="21" calcext:value-type="float">
            <text:p>2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611" calcext:value-type="float">
            <text:p>611</text:p>
          </table:table-cell>
          <table:table-cell table:style-name="ce129" office:value-type="float" office:value="5" calcext:value-type="float">
            <text:p>5</text:p>
          </table:table-cell>
          <table:table-cell table:style-name="ce145" office:value-type="float" office:value="24" calcext:value-type="float">
            <text:p>24</text:p>
          </table:table-cell>
          <table:table-cell table:style-name="ce136" office:value-type="float" office:value="628" calcext:value-type="float">
            <text:p>628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43" calcext:value-type="float">
            <text:p>343</text:p>
          </table:table-cell>
          <table:table-cell table:style-name="ce130" office:value-type="float" office:value="332" calcext:value-type="float">
            <text:p>332</text:p>
          </table:table-cell>
          <table:table-cell table:style-name="ce137" office:value-type="float" office:value="11" calcext:value-type="float">
            <text:p>1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25" calcext:value-type="float">
            <text:p>325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336" calcext:value-type="float">
            <text:p>336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297" calcext:value-type="float">
            <text:p>297</text:p>
          </table:table-cell>
          <table:table-cell table:style-name="ce130" office:value-type="float" office:value="287" calcext:value-type="float">
            <text:p>287</text:p>
          </table:table-cell>
          <table:table-cell table:style-name="ce137" office:value-type="float" office:value="10" calcext:value-type="float">
            <text:p>10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286" calcext:value-type="float">
            <text:p>286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9" calcext:value-type="float">
            <text:p>9</text:p>
          </table:table-cell>
          <table:table-cell table:style-name="ce143" office:value-type="float" office:value="292" calcext:value-type="float">
            <text:p>292</text:p>
          </table:table-cell>
          <table:table-cell table:style-name="ce131" office:value-type="float" office:value="3" calcext:value-type="float">
            <text:p>3</text:p>
          </table:table-cell>
          <table:table-cell table:style-name="ce146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079" calcext:value-type="float">
            <text:p>1,079</text:p>
          </table:table-cell>
          <table:table-cell table:style-name="ce129" office:value-type="float" office:value="1020" calcext:value-type="float">
            <text:p>1,020</text:p>
          </table:table-cell>
          <table:table-cell table:style-name="ce136" office:value-type="float" office:value="59" calcext:value-type="float">
            <text:p>5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010" calcext:value-type="float">
            <text:p>1,010</text:p>
          </table:table-cell>
          <table:table-cell table:style-name="ce129" office:value-type="float" office:value="17" calcext:value-type="float">
            <text:p>17</text:p>
          </table:table-cell>
          <table:table-cell table:style-name="ce145" office:value-type="float" office:value="52" calcext:value-type="float">
            <text:p>52</text:p>
          </table:table-cell>
          <table:table-cell table:style-name="ce136" office:value-type="float" office:value="1062" calcext:value-type="float">
            <text:p>1,062</text:p>
          </table:table-cell>
          <table:table-cell table:style-name="ce129" office:value-type="float" office:value="4" calcext:value-type="float">
            <text:p>4</text:p>
          </table:table-cell>
          <table:table-cell table:style-name="ce145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536" calcext:value-type="float">
            <text:p>536</text:p>
          </table:table-cell>
          <table:table-cell table:style-name="ce130" office:value-type="float" office:value="509" calcext:value-type="float">
            <text:p>509</text:p>
          </table:table-cell>
          <table:table-cell table:style-name="ce137" office:value-type="float" office:value="27" calcext:value-type="float">
            <text:p>27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95" calcext:value-type="float">
            <text:p>495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35" calcext:value-type="float">
            <text:p>35</text:p>
          </table:table-cell>
          <table:table-cell table:style-name="ce137" office:value-type="float" office:value="528" calcext:value-type="float">
            <text:p>528</text:p>
          </table:table-cell>
          <table:table-cell table:style-name="ce130" office:value-type="float" office:value="2" calcext:value-type="float">
            <text:p>2</text:p>
          </table:table-cell>
          <table:table-cell table:style-name="ce132" office:value-type="float" office:value="6" calcext:value-type="float">
            <text:p>6</text:p>
          </table:table-cell>
          <table:table-cell table:style-name="ce157" table:number-columns-repeated="1637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543" calcext:value-type="float">
            <text:p>543</text:p>
          </table:table-cell>
          <table:table-cell table:style-name="ce130" office:value-type="float" office:value="511" calcext:value-type="float">
            <text:p>511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15" calcext:value-type="float">
            <text:p>515</text:p>
          </table:table-cell>
          <table:table-cell table:style-name="ce131" office:value-type="float" office:value="11" calcext:value-type="float">
            <text:p>11</text:p>
          </table:table-cell>
          <table:table-cell table:style-name="ce146" office:value-type="float" office:value="17" calcext:value-type="float">
            <text:p>17</text:p>
          </table:table-cell>
          <table:table-cell table:style-name="ce143" office:value-type="float" office:value="534" calcext:value-type="float">
            <text:p>534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7" calcext:value-type="float">
            <text:p>7</text:p>
          </table:table-cell>
          <table:table-cell table:style-name="ce157" table:number-columns-repeated="1637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008" calcext:value-type="float">
            <text:p>3,008</text:p>
          </table:table-cell>
          <table:table-cell table:style-name="ce129" office:value-type="float" office:value="2863" calcext:value-type="float">
            <text:p>2,863</text:p>
          </table:table-cell>
          <table:table-cell table:style-name="ce136" office:value-type="float" office:value="145" calcext:value-type="float">
            <text:p>14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2832" calcext:value-type="float">
            <text:p>2,832</text:p>
          </table:table-cell>
          <table:table-cell table:style-name="ce129" office:value-type="float" office:value="26" calcext:value-type="float">
            <text:p>26</text:p>
          </table:table-cell>
          <table:table-cell table:style-name="ce129" office:value-type="float" office:value="150" calcext:value-type="float">
            <text:p>150</text:p>
          </table:table-cell>
          <table:table-cell table:style-name="ce136" office:value-type="float" office:value="2967" calcext:value-type="float">
            <text:p>2,967</text:p>
          </table:table-cell>
          <table:table-cell table:style-name="ce129" office:value-type="float" office:value="16" calcext:value-type="float">
            <text:p>16</text:p>
          </table:table-cell>
          <table:table-cell table:style-name="ce145" office:value-type="float" office:value="25" calcext:value-type="float">
            <text:p>25</text:p>
          </table:table-cell>
          <table:table-cell table:style-name="ce157" table:number-columns-repeated="1637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564" calcext:value-type="float">
            <text:p>1,564</text:p>
          </table:table-cell>
          <table:table-cell table:style-name="ce130" office:value-type="float" office:value="1489" calcext:value-type="float">
            <text:p>1,489</text:p>
          </table:table-cell>
          <table:table-cell table:style-name="ce137" office:value-type="float" office:value="75" calcext:value-type="float">
            <text:p>7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474" calcext:value-type="float">
            <text:p>1,474</text:p>
          </table:table-cell>
          <table:table-cell table:style-name="ce130" office:value-type="float" office:value="16" calcext:value-type="float">
            <text:p>16</text:p>
          </table:table-cell>
          <table:table-cell table:style-name="ce130" office:value-type="float" office:value="74" calcext:value-type="float">
            <text:p>74</text:p>
          </table:table-cell>
          <table:table-cell table:style-name="ce137" office:value-type="float" office:value="1544" calcext:value-type="float">
            <text:p>1,544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637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444" calcext:value-type="float">
            <text:p>1,444</text:p>
          </table:table-cell>
          <table:table-cell table:style-name="ce130" office:value-type="float" office:value="1374" calcext:value-type="float">
            <text:p>1,374</text:p>
          </table:table-cell>
          <table:table-cell table:style-name="ce137" office:value-type="float" office:value="70" calcext:value-type="float">
            <text:p>7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358" calcext:value-type="float">
            <text:p>1,358</text:p>
          </table:table-cell>
          <table:table-cell table:style-name="ce130" office:value-type="float" office:value="10" calcext:value-type="float">
            <text:p>10</text:p>
          </table:table-cell>
          <table:table-cell table:style-name="ce130" office:value-type="float" office:value="76" calcext:value-type="float">
            <text:p>76</text:p>
          </table:table-cell>
          <table:table-cell table:style-name="ce143" office:value-type="float" office:value="1423" calcext:value-type="float">
            <text:p>1,423</text:p>
          </table:table-cell>
          <table:table-cell table:style-name="ce130" office:value-type="float" office:value="9" calcext:value-type="float">
            <text:p>9</text:p>
          </table:table-cell>
          <table:table-cell table:style-name="ce146" office:value-type="float" office:value="12" calcext:value-type="float">
            <text:p>1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6" calcext:value-type="float">
            <text:p>176</text:p>
          </table:table-cell>
          <table:table-cell table:style-name="ce133" office:value-type="float" office:value="169" calcext:value-type="float">
            <text:p>169</text:p>
          </table:table-cell>
          <table:table-cell table:style-name="ce138" office:value-type="float" office:value="7" calcext:value-type="float">
            <text:p>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67" calcext:value-type="float">
            <text:p>167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73" calcext:value-type="float">
            <text:p>17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1" calcext:value-type="float">
            <text:p>91</text:p>
          </table:table-cell>
          <table:table-cell table:style-name="ce134" office:value-type="float" office:value="88" calcext:value-type="float">
            <text:p>88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7" calcext:value-type="float">
            <text:p>8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89" calcext:value-type="float">
            <text:p>8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5" calcext:value-type="float">
            <text:p>85</text:p>
          </table:table-cell>
          <table:table-cell table:style-name="ce134" office:value-type="float" office:value="81" calcext:value-type="float">
            <text:p>81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43" calcext:value-type="float">
            <text:p>243</text:p>
          </table:table-cell>
          <table:table-cell table:style-name="ce133" office:value-type="float" office:value="228" calcext:value-type="float">
            <text:p>228</text:p>
          </table:table-cell>
          <table:table-cell table:style-name="ce138" office:value-type="float" office:value="15" calcext:value-type="float">
            <text:p>1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29" calcext:value-type="float">
            <text:p>229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40" calcext:value-type="float">
            <text:p>24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0" calcext:value-type="float">
            <text:p>140</text:p>
          </table:table-cell>
          <table:table-cell table:style-name="ce134" office:value-type="float" office:value="131" calcext:value-type="float">
            <text:p>131</text:p>
          </table:table-cell>
          <table:table-cell table:style-name="ce139" office:value-type="float" office:value="9" calcext:value-type="float">
            <text:p>9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3" calcext:value-type="float">
            <text:p>133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40" calcext:value-type="float">
            <text:p>14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3" calcext:value-type="float">
            <text:p>103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6" calcext:value-type="float">
            <text:p>96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20" calcext:value-type="float">
            <text:p>220</text:p>
          </table:table-cell>
          <table:table-cell table:style-name="ce133" office:value-type="float" office:value="211" calcext:value-type="float">
            <text:p>211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3" calcext:value-type="float">
            <text:p>20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215" calcext:value-type="float">
            <text:p>21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4" calcext:value-type="float">
            <text:p>114</text:p>
          </table:table-cell>
          <table:table-cell table:style-name="ce134" office:value-type="float" office:value="109" calcext:value-type="float">
            <text:p>109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09" calcext:value-type="float">
            <text:p>109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13" calcext:value-type="float">
            <text:p>11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6" calcext:value-type="float">
            <text:p>106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4" calcext:value-type="float">
            <text:p>94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02" calcext:value-type="float">
            <text:p>102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578" calcext:value-type="float">
            <text:p>578</text:p>
          </table:table-cell>
          <table:table-cell table:style-name="ce133" office:value-type="float" office:value="566" calcext:value-type="float">
            <text:p>566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548" calcext:value-type="float">
            <text:p>548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27" calcext:value-type="float">
            <text:p>27</text:p>
          </table:table-cell>
          <table:table-cell table:style-name="ce138" office:value-type="float" office:value="570" calcext:value-type="float">
            <text:p>570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78" calcext:value-type="float">
            <text:p>278</text:p>
          </table:table-cell>
          <table:table-cell table:style-name="ce134" office:value-type="float" office:value="272" calcext:value-type="float">
            <text:p>272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62" calcext:value-type="float">
            <text:p>262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13" calcext:value-type="float">
            <text:p>13</text:p>
          </table:table-cell>
          <table:table-cell table:style-name="ce139" office:value-type="float" office:value="273" calcext:value-type="float">
            <text:p>273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00" calcext:value-type="float">
            <text:p>300</text:p>
          </table:table-cell>
          <table:table-cell table:style-name="ce134" office:value-type="float" office:value="294" calcext:value-type="float">
            <text:p>294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86" calcext:value-type="float">
            <text:p>28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4" calcext:value-type="float">
            <text:p>14</text:p>
          </table:table-cell>
          <table:table-cell table:style-name="ce140" office:value-type="float" office:value="297" calcext:value-type="float">
            <text:p>297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7" calcext:value-type="float">
            <text:p>167</text:p>
          </table:table-cell>
          <table:table-cell table:style-name="ce133" office:value-type="float" office:value="158" calcext:value-type="float">
            <text:p>158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9" calcext:value-type="float">
            <text:p>149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163" calcext:value-type="float">
            <text:p>16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7" calcext:value-type="float">
            <text:p>97</text:p>
          </table:table-cell>
          <table:table-cell table:style-name="ce134" office:value-type="float" office:value="96" calcext:value-type="float">
            <text:p>96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5" calcext:value-type="float">
            <text:p>8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0" calcext:value-type="float">
            <text:p>10</text:p>
          </table:table-cell>
          <table:table-cell table:style-name="ce139" office:value-type="float" office:value="95" calcext:value-type="float">
            <text:p>9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0" calcext:value-type="float">
            <text:p>70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68" calcext:value-type="float">
            <text:p>6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21" calcext:value-type="float">
            <text:p>421</text:p>
          </table:table-cell>
          <table:table-cell table:style-name="ce133" office:value-type="float" office:value="407" calcext:value-type="float">
            <text:p>407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01" calcext:value-type="float">
            <text:p>401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8" calcext:value-type="float">
            <text:p>18</text:p>
          </table:table-cell>
          <table:table-cell table:style-name="ce138" office:value-type="float" office:value="416" calcext:value-type="float">
            <text:p>41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30" calcext:value-type="float">
            <text:p>230</text:p>
          </table:table-cell>
          <table:table-cell table:style-name="ce134" office:value-type="float" office:value="224" calcext:value-type="float">
            <text:p>224</text:p>
          </table:table-cell>
          <table:table-cell table:style-name="ce139" office:value-type="float" office:value="6" calcext:value-type="float">
            <text:p>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15" calcext:value-type="float">
            <text:p>215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3" calcext:value-type="float">
            <text:p>13</text:p>
          </table:table-cell>
          <table:table-cell table:style-name="ce139" office:value-type="float" office:value="226" calcext:value-type="float">
            <text:p>226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91" calcext:value-type="float">
            <text:p>191</text:p>
          </table:table-cell>
          <table:table-cell table:style-name="ce134" office:value-type="float" office:value="183" calcext:value-type="float">
            <text:p>183</text:p>
          </table:table-cell>
          <table:table-cell table:style-name="ce139" office:value-type="float" office:value="8" calcext:value-type="float">
            <text:p>8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86" calcext:value-type="float">
            <text:p>18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90" calcext:value-type="float">
            <text:p>19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66" calcext:value-type="float">
            <text:p>166</text:p>
          </table:table-cell>
          <table:table-cell table:style-name="ce133" office:value-type="float" office:value="155" calcext:value-type="float">
            <text:p>155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50" calcext:value-type="float">
            <text:p>150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4" calcext:value-type="float">
            <text:p>14</text:p>
          </table:table-cell>
          <table:table-cell table:style-name="ce138" office:value-type="float" office:value="164" calcext:value-type="float">
            <text:p>164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0" calcext:value-type="float">
            <text:p>90</text:p>
          </table:table-cell>
          <table:table-cell table:style-name="ce134" office:value-type="float" office:value="83" calcext:value-type="float">
            <text:p>83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82" calcext:value-type="float">
            <text:p>8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6" calcext:value-type="float">
            <text:p>6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76" calcext:value-type="float">
            <text:p>76</text:p>
          </table:table-cell>
          <table:table-cell table:style-name="ce134" office:value-type="float" office:value="72" calcext:value-type="float">
            <text:p>72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8" calcext:value-type="float">
            <text:p>6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8" calcext:value-type="float">
            <text:p>8</text:p>
          </table:table-cell>
          <table:table-cell table:style-name="ce140" office:value-type="float" office:value="74" calcext:value-type="float">
            <text:p>74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31" calcext:value-type="float">
            <text:p>331</text:p>
          </table:table-cell>
          <table:table-cell table:style-name="ce133" office:value-type="float" office:value="304" calcext:value-type="float">
            <text:p>304</text:p>
          </table:table-cell>
          <table:table-cell table:style-name="ce138" office:value-type="float" office:value="27" calcext:value-type="float">
            <text:p>2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14" calcext:value-type="float">
            <text:p>31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7" calcext:value-type="float">
            <text:p>17</text:p>
          </table:table-cell>
          <table:table-cell table:style-name="ce138" office:value-type="float" office:value="328" calcext:value-type="float">
            <text:p>328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69" calcext:value-type="float">
            <text:p>169</text:p>
          </table:table-cell>
          <table:table-cell table:style-name="ce134" office:value-type="float" office:value="153" calcext:value-type="float">
            <text:p>153</text:p>
          </table:table-cell>
          <table:table-cell table:style-name="ce139" office:value-type="float" office:value="16" calcext:value-type="float">
            <text:p>16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1" calcext:value-type="float">
            <text:p>1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8" calcext:value-type="float">
            <text:p>8</text:p>
          </table:table-cell>
          <table:table-cell table:style-name="ce139" office:value-type="float" office:value="168" calcext:value-type="float">
            <text:p>16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62" calcext:value-type="float">
            <text:p>162</text:p>
          </table:table-cell>
          <table:table-cell table:style-name="ce134" office:value-type="float" office:value="151" calcext:value-type="float">
            <text:p>151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53" calcext:value-type="float">
            <text:p>153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9" calcext:value-type="float">
            <text:p>9</text:p>
          </table:table-cell>
          <table:table-cell table:style-name="ce140" office:value-type="float" office:value="160" calcext:value-type="float">
            <text:p>16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6" calcext:value-type="float">
            <text:p>126</text:p>
          </table:table-cell>
          <table:table-cell table:style-name="ce133" office:value-type="float" office:value="120" calcext:value-type="float">
            <text:p>120</text:p>
          </table:table-cell>
          <table:table-cell table:style-name="ce138" office:value-type="float" office:value="6" calcext:value-type="float">
            <text:p>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3" calcext:value-type="float">
            <text:p>123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26" calcext:value-type="float">
            <text:p>12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2" calcext:value-type="float">
            <text:p>62</text:p>
          </table:table-cell>
          <table:table-cell table:style-name="ce134" office:value-type="float" office:value="57" calcext:value-type="float">
            <text:p>57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2" calcext:value-type="float">
            <text:p>6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4" calcext:value-type="float">
            <text:p>64</text:p>
          </table:table-cell>
          <table:table-cell table:style-name="ce134" office:value-type="float" office:value="63" calcext:value-type="float">
            <text:p>63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2" calcext:value-type="float">
            <text:p>6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40" office:value-type="float" office:value="64" calcext:value-type="float">
            <text:p>6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25" calcext:value-type="float">
            <text:p>125</text:p>
          </table:table-cell>
          <table:table-cell table:style-name="ce133" office:value-type="float" office:value="111" calcext:value-type="float">
            <text:p>111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1" calcext:value-type="float">
            <text:p>12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38" office:value-type="float" office:value="123" calcext:value-type="float">
            <text:p>12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7" calcext:value-type="float">
            <text:p>67</text:p>
          </table:table-cell>
          <table:table-cell table:style-name="ce134" office:value-type="float" office:value="60" calcext:value-type="float">
            <text:p>60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6" calcext:value-type="float">
            <text:p>6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66" calcext:value-type="float">
            <text:p>6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8" calcext:value-type="float">
            <text:p>58</text:p>
          </table:table-cell>
          <table:table-cell table:style-name="ce134" office:value-type="float" office:value="51" calcext:value-type="float">
            <text:p>51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5" calcext:value-type="float">
            <text:p>5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57" calcext:value-type="float">
            <text:p>5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7" calcext:value-type="float">
            <text:p>47</text:p>
          </table:table-cell>
          <table:table-cell table:style-name="ce133" office:value-type="float" office:value="44" calcext:value-type="float">
            <text:p>44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2" calcext:value-type="float">
            <text:p>42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46" calcext:value-type="float">
            <text:p>46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float" office:value="22" calcext:value-type="float">
            <text:p>22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0" calcext:value-type="float">
            <text:p>2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22" calcext:value-type="float">
            <text:p>2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4" calcext:value-type="float">
            <text:p>24</text:p>
          </table:table-cell>
          <table:table-cell table:style-name="ce134" office:value-type="float" office:value="22" calcext:value-type="float">
            <text:p>2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2" calcext:value-type="float">
            <text:p>2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4" calcext:value-type="float">
            <text:p>2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04" calcext:value-type="float">
            <text:p>104</text:p>
          </table:table-cell>
          <table:table-cell table:style-name="ce133" office:value-type="float" office:value="99" calcext:value-type="float">
            <text:p>99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7" calcext:value-type="float">
            <text:p>97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04" calcext:value-type="float">
            <text:p>104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0" calcext:value-type="float">
            <text:p>50</text:p>
          </table:table-cell>
          <table:table-cell table:style-name="ce134" office:value-type="float" office:value="47" calcext:value-type="float">
            <text:p>47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0" calcext:value-type="float">
            <text:p>5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4" calcext:value-type="float">
            <text:p>54</text:p>
          </table:table-cell>
          <table:table-cell table:style-name="ce134" office:value-type="float" office:value="52" calcext:value-type="float">
            <text:p>52</text:p>
          </table:table-cell>
          <table:table-cell table:style-name="ce139" office:value-type="float" office:value="2" calcext:value-type="float">
            <text:p>2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54" calcext:value-type="float">
            <text:p>5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93" calcext:value-type="float">
            <text:p>193</text:p>
          </table:table-cell>
          <table:table-cell table:style-name="ce133" office:value-type="float" office:value="188" calcext:value-type="float">
            <text:p>188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3" calcext:value-type="float">
            <text:p>183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189" calcext:value-type="float">
            <text:p>189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5" calcext:value-type="float">
            <text:p>95</text:p>
          </table:table-cell>
          <table:table-cell table:style-name="ce134" office:value-type="float" office:value="93" calcext:value-type="float">
            <text:p>93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92" calcext:value-type="float">
            <text:p>92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8" calcext:value-type="float">
            <text:p>98</text:p>
          </table:table-cell>
          <table:table-cell table:style-name="ce134" office:value-type="float" office:value="95" calcext:value-type="float">
            <text:p>95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11" calcext:value-type="float">
            <text:p>111</text:p>
          </table:table-cell>
          <table:table-cell table:style-name="ce133" office:value-type="float" office:value="103" calcext:value-type="float">
            <text:p>103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05" calcext:value-type="float">
            <text:p>10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10" calcext:value-type="float">
            <text:p>11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58" calcext:value-type="float">
            <text:p>58</text:p>
          </table:table-cell>
          <table:table-cell table:style-name="ce134" office:value-type="float" office:value="54" calcext:value-type="float">
            <text:p>54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55" calcext:value-type="float">
            <text:p>55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58" calcext:value-type="float">
            <text:p>5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53" calcext:value-type="float">
            <text:p>53</text:p>
          </table:table-cell>
          <table:table-cell table:style-name="ce134" office:value-type="float" office:value="49" calcext:value-type="float">
            <text:p>49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0" calcext:value-type="float">
            <text:p>5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52" calcext:value-type="float">
            <text:p>52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53" calcext:value-type="float">
            <text:p>53</text:p>
          </table:table-cell>
          <table:table-cell table:style-name="ce129" office:value-type="float" office:value="52" calcext:value-type="float">
            <text:p>52</text:p>
          </table:table-cell>
          <table:table-cell table:style-name="ce136" office:value-type="float" office:value="1" calcext:value-type="float">
            <text:p>1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49" calcext:value-type="float">
            <text:p>49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2" calcext:value-type="float">
            <text:p>2</text:p>
          </table:table-cell>
          <table:table-cell table:style-name="ce136" office:value-type="float" office:value="52" calcext:value-type="float">
            <text:p>52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26" calcext:value-type="float">
            <text:p>26</text:p>
          </table:table-cell>
          <table:table-cell table:style-name="ce130" office:value-type="float" office:value="25" calcext:value-type="float">
            <text:p>25</text:p>
          </table:table-cell>
          <table:table-cell table:style-name="ce137" office:value-type="float" office:value="1" calcext:value-type="float">
            <text:p>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24" calcext:value-type="float">
            <text:p>24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" calcext:value-type="float">
            <text:p>1</text:p>
          </table:table-cell>
          <table:table-cell table:style-name="ce137" office:value-type="float" office:value="25" calcext:value-type="float">
            <text:p>25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27" calcext:value-type="float">
            <text:p>27</text:p>
          </table:table-cell>
          <table:table-cell table:style-name="ce130" office:value-type="float" office:value="27" calcext:value-type="float">
            <text:p>27</text:p>
          </table:table-cell>
          <table:table-cell table:style-name="ce137" office:value-type="float" office:value="0" calcext:value-type="float">
            <text:p>—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25" calcext:value-type="float">
            <text:p>25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27" calcext:value-type="float">
            <text:p>27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41" calcext:value-type="float">
            <text:p>41</text:p>
          </table:table-cell>
          <table:table-cell table:style-name="ce138" office:value-type="float" office:value="1" calcext:value-type="float">
            <text:p>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40" calcext:value-type="float">
            <text:p>4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41" calcext:value-type="float">
            <text:p>4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21" calcext:value-type="float">
            <text:p>21</text:p>
          </table:table-cell>
          <table:table-cell table:style-name="ce134" office:value-type="float" office:value="20" calcext:value-type="float">
            <text:p>20</text:p>
          </table:table-cell>
          <table:table-cell table:style-name="ce139" office:value-type="float" office:value="1" calcext:value-type="float">
            <text:p>1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20" calcext:value-type="float">
            <text:p>20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20" calcext:value-type="float">
            <text:p>2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637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21" calcext:value-type="float">
            <text:p>21</text:p>
          </table:table-cell>
          <table:table-cell table:style-name="ce134" office:value-type="float" office:value="21" calcext:value-type="float">
            <text:p>21</text:p>
          </table:table-cell>
          <table:table-cell table:style-name="ce139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20" calcext:value-type="float">
            <text:p>2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21" calcext:value-type="float">
            <text:p>21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11" calcext:value-type="float">
            <text:p>11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5" calcext:value-type="float">
            <text:p>5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6" calcext:value-type="float">
            <text:p>6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5" calcext:value-type="float">
            <text:p>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637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245"/>
        </table:table-row>
        <table:table-row table:style-name="ro12" table:number-rows-repeated="4">
          <table:table-cell table:number-columns-repeated="257"/>
        </table:table-row>
        <table:table-row table:style-name="ro21" table:number-rows-repeated="1048489">
          <table:table-cell table:number-columns-repeated="257"/>
        </table:table-row>
        <table:table-row table:style-name="ro21">
          <table:table-cell table:number-columns-repeated="257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新細明體" svg:font-family="新細明體" style:font-family-generic="roman" style:font-pitch="variable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9P2" style:volatile="true">
      <number:text loext:blank-width-char="-"> </number:text>
      <number:fill-character> </number:fill-character>
      <number:text loext:blank-width-char="-1">-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">
      <number:number number:min-integer-digits="1"/>
      <number:text loext:blank-width-char=")"> </number:text>
    </number:number-style>
    <number:number-style style:name="N160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0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   －</number:text>
      <number:fill-character> </number:fill-character>
      <number:number number:decimal-places="2" number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4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–</number:text>
      <number:number number:decimal-places="0" number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number:min-decimal-places="2" number:min-integer-digits="1" number:grouping="true"/>
    </number:number-style>
    <number:number-style style:name="N166P1" style:volatile="true">
      <number:text>–</number:text>
      <number:number number:decimal-places="2" number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67P1" style:volatile="true">
      <number:text>－  </number:text>
      <number:number number:decimal-places="0" number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新細明體" fo:font-family="新細明體" style:font-family-generic="roman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  <style:master-page style:name="PageStyle_5f_07-縣市別" style:display-name="PageStyle_07-縣市別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8-08T16:09:01</dc:date>
    <meta:print-date>2022-06-29T16:31:33</meta:print-date>
    <meta:document-statistic meta:table-count="2" meta:cell-count="2215" meta:object-count="0"/>
    <meta:generator>LibreOffice/24.2.7.2$Linux_X86_64 LibreOffice_project/420$Build-2</meta:generator>
  </office:meta>
</office:document-meta>
</file>